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OpenSymbol2" svg:font-family="OpenSymbol, 'Arial Unicode MS'" style:font-family-generic="system" style:font-pitch="variable"/>
    <style:font-face style:name="Tw Cen MT" svg:font-family="'Tw Cen MT'" style:font-family-generic="roman" style:font-pitch="variable"/>
  </office:font-face-decls>
  <office:automatic-styles>
    <style:style style:name="P1" style:family="paragraph" style:parent-style-name="Standard">
      <style:text-properties fo:font-size="16pt" fo:font-weight="normal" officeooo:rsid="000d1e61" officeooo:paragraph-rsid="000d1e61" style:font-size-asian="14pt" style:font-weight-asian="normal" style:font-size-complex="16pt" style:font-weight-complex="normal"/>
    </style:style>
    <style:style style:name="P2" style:family="paragraph" style:parent-style-name="Standard">
      <style:text-properties fo:font-size="16pt" fo:font-weight="normal" officeooo:rsid="001422d1" officeooo:paragraph-rsid="001422d1" style:font-size-asian="14pt" style:font-weight-asian="normal" style:font-size-complex="16pt" style:font-weight-complex="normal"/>
    </style:style>
    <style:style style:name="P3" style:family="paragraph" style:parent-style-name="Standard">
      <style:text-properties fo:font-size="16pt" fo:font-weight="normal" officeooo:rsid="00164c2c" officeooo:paragraph-rsid="00164c2c" style:font-size-asian="14pt" style:font-weight-asian="normal" style:font-size-complex="16pt" style:font-weight-complex="normal"/>
    </style:style>
    <style:style style:name="P4" style:family="paragraph" style:parent-style-name="Standard">
      <style:text-properties fo:font-size="16pt" fo:font-weight="normal" officeooo:rsid="0017355c" officeooo:paragraph-rsid="0017355c" style:font-size-asian="14pt" style:font-weight-asian="normal" style:font-size-complex="16pt" style:font-weight-complex="normal"/>
    </style:style>
    <style:style style:name="P5" style:family="paragraph" style:parent-style-name="Standard">
      <style:text-properties fo:font-size="16pt" fo:font-weight="normal" officeooo:rsid="00185c36" officeooo:paragraph-rsid="00185c36" style:font-size-asian="14pt" style:font-weight-asian="normal" style:font-size-complex="16pt" style:font-weight-complex="normal"/>
    </style:style>
    <style:style style:name="P6" style:family="paragraph" style:parent-style-name="Standard">
      <style:text-properties fo:font-size="16pt" fo:font-weight="normal" officeooo:rsid="0019aa2d" officeooo:paragraph-rsid="0019aa2d" style:font-size-asian="14pt" style:font-weight-asian="normal" style:font-size-complex="16pt" style:font-weight-complex="normal"/>
    </style:style>
    <style:style style:name="P7" style:family="paragraph" style:parent-style-name="Standard">
      <style:text-properties fo:font-size="16pt" fo:font-weight="normal" officeooo:rsid="001d4409" officeooo:paragraph-rsid="001d4409" style:font-size-asian="14pt" style:font-weight-asian="normal" style:font-size-complex="16pt" style:font-weight-complex="normal"/>
    </style:style>
    <style:style style:name="P8" style:family="paragraph" style:parent-style-name="Standard">
      <style:text-properties fo:font-size="16pt" fo:font-weight="normal" officeooo:rsid="001f9c70" officeooo:paragraph-rsid="001f9c70" style:font-size-asian="14pt" style:font-weight-asian="normal" style:font-size-complex="16pt" style:font-weight-complex="normal"/>
    </style:style>
    <style:style style:name="P9" style:family="paragraph" style:parent-style-name="Standard">
      <style:text-properties fo:font-size="16pt" fo:font-weight="normal" officeooo:rsid="00202412" officeooo:paragraph-rsid="00202412" style:font-size-asian="14pt" style:font-weight-asian="normal" style:font-size-complex="16pt" style:font-weight-complex="normal"/>
    </style:style>
    <style:style style:name="P10" style:family="paragraph" style:parent-style-name="Standard">
      <style:text-properties fo:font-size="16pt" fo:font-weight="normal" officeooo:rsid="0020ab05" officeooo:paragraph-rsid="0020ab05" style:font-size-asian="14pt" style:font-weight-asian="normal" style:font-size-complex="16pt" style:font-weight-complex="normal"/>
    </style:style>
    <style:style style:name="P11" style:family="paragraph" style:parent-style-name="Standard">
      <style:text-properties fo:font-size="16pt" fo:font-weight="normal" officeooo:rsid="00220b4a" officeooo:paragraph-rsid="00220b4a" style:font-size-asian="14pt" style:font-weight-asian="normal" style:font-size-complex="16pt" style:font-weight-complex="normal"/>
    </style:style>
    <style:style style:name="P12" style:family="paragraph" style:parent-style-name="Standard">
      <style:text-properties fo:font-size="16pt" fo:font-weight="normal" officeooo:rsid="0024121c" officeooo:paragraph-rsid="0024121c" style:font-size-asian="14pt" style:font-weight-asian="normal" style:font-size-complex="16pt" style:font-weight-complex="normal"/>
    </style:style>
    <style:style style:name="P13" style:family="paragraph" style:parent-style-name="Standard">
      <style:text-properties fo:font-size="16pt" fo:font-weight="normal" officeooo:rsid="002725a9" officeooo:paragraph-rsid="002725a9" style:font-size-asian="14pt" style:font-weight-asian="normal" style:font-size-complex="16pt" style:font-weight-complex="normal"/>
    </style:style>
    <style:style style:name="P14" style:family="paragraph" style:parent-style-name="Standard">
      <style:text-properties fo:font-size="16pt" fo:font-weight="normal" officeooo:rsid="0028deee" officeooo:paragraph-rsid="0028deee" style:font-size-asian="14pt" style:font-weight-asian="normal" style:font-size-complex="16pt" style:font-weight-complex="normal"/>
    </style:style>
    <style:style style:name="P15" style:family="paragraph" style:parent-style-name="Standard">
      <style:text-properties fo:font-size="16pt" fo:font-weight="normal" officeooo:rsid="002b4315" officeooo:paragraph-rsid="002b4315" style:font-size-asian="14pt" style:font-weight-asian="normal" style:font-size-complex="16pt" style:font-weight-complex="normal"/>
    </style:style>
    <style:style style:name="P16" style:family="paragraph" style:parent-style-name="Standard">
      <style:text-properties fo:font-size="16pt" fo:font-weight="normal" officeooo:rsid="002d395c" officeooo:paragraph-rsid="002d395c" style:font-size-asian="14pt" style:font-weight-asian="normal" style:font-size-complex="16pt" style:font-weight-complex="normal"/>
    </style:style>
    <style:style style:name="P17" style:family="paragraph" style:parent-style-name="Standard">
      <style:text-properties fo:font-size="16pt" fo:font-weight="normal" officeooo:rsid="002f16c0" officeooo:paragraph-rsid="002f16c0" style:font-size-asian="14pt" style:font-weight-asian="normal" style:font-size-complex="16pt" style:font-weight-complex="normal"/>
    </style:style>
    <style:style style:name="P18" style:family="paragraph" style:parent-style-name="Standard">
      <style:text-properties fo:font-size="16pt" fo:font-weight="normal" officeooo:rsid="002fec6d" officeooo:paragraph-rsid="002fec6d" style:font-size-asian="14pt" style:font-weight-asian="normal" style:font-size-complex="16pt" style:font-weight-complex="normal"/>
    </style:style>
    <style:style style:name="P19" style:family="paragraph" style:parent-style-name="Standard">
      <style:text-properties fo:font-size="16pt" fo:font-weight="normal" officeooo:rsid="0030cf1b" officeooo:paragraph-rsid="0030cf1b" style:font-size-asian="14pt" style:font-weight-asian="normal" style:font-size-complex="16pt" style:font-weight-complex="normal"/>
    </style:style>
    <style:style style:name="P20" style:family="paragraph" style:parent-style-name="Standard">
      <style:text-properties fo:font-size="16pt" fo:font-weight="normal" officeooo:rsid="00310764" officeooo:paragraph-rsid="00310764" style:font-size-asian="14pt" style:font-weight-asian="normal" style:font-size-complex="16pt" style:font-weight-complex="normal"/>
    </style:style>
    <style:style style:name="P21" style:family="paragraph" style:parent-style-name="Standard">
      <style:text-properties fo:font-size="16pt" fo:font-weight="normal" officeooo:rsid="00347ebd" officeooo:paragraph-rsid="00347ebd" style:font-size-asian="14pt" style:font-weight-asian="normal" style:font-size-complex="16pt" style:font-weight-complex="normal"/>
    </style:style>
    <style:style style:name="P22" style:family="paragraph" style:parent-style-name="Standard">
      <style:text-properties fo:font-size="16pt" fo:font-weight="normal" officeooo:rsid="00357000" officeooo:paragraph-rsid="00357000" style:font-size-asian="14pt" style:font-weight-asian="normal" style:font-size-complex="16pt" style:font-weight-complex="normal"/>
    </style:style>
    <style:style style:name="P23" style:family="paragraph" style:parent-style-name="Standard">
      <style:text-properties fo:font-size="16pt" fo:font-weight="normal" officeooo:rsid="00382b10" officeooo:paragraph-rsid="00382b10" style:font-size-asian="14pt" style:font-weight-asian="normal" style:font-size-complex="16pt" style:font-weight-complex="normal"/>
    </style:style>
    <style:style style:name="P24" style:family="paragraph" style:parent-style-name="Standard">
      <style:text-properties fo:font-size="16pt" fo:font-weight="normal" officeooo:rsid="003a01c3" officeooo:paragraph-rsid="003a01c3" style:font-size-asian="14pt" style:font-weight-asian="normal" style:font-size-complex="16pt" style:font-weight-complex="normal"/>
    </style:style>
    <style:style style:name="P25" style:family="paragraph" style:parent-style-name="Standard">
      <style:text-properties fo:font-size="16pt" fo:font-weight="normal" officeooo:rsid="003ae038" officeooo:paragraph-rsid="003ae038" style:font-size-asian="14pt" style:font-weight-asian="normal" style:font-size-complex="16pt" style:font-weight-complex="normal"/>
    </style:style>
    <style:style style:name="P26" style:family="paragraph" style:parent-style-name="Standard">
      <style:text-properties fo:font-size="16pt" fo:font-weight="normal" officeooo:rsid="003b37d6" officeooo:paragraph-rsid="003b37d6" style:font-size-asian="14pt" style:font-weight-asian="normal" style:font-size-complex="16pt" style:font-weight-complex="normal"/>
    </style:style>
    <style:style style:name="P27" style:family="paragraph" style:parent-style-name="Standard">
      <style:text-properties fo:font-size="16pt" fo:font-weight="normal" officeooo:rsid="003cfbad" officeooo:paragraph-rsid="003cfbad" style:font-size-asian="14pt" style:font-weight-asian="normal" style:font-size-complex="16pt" style:font-weight-complex="normal"/>
    </style:style>
    <style:style style:name="P28" style:family="paragraph" style:parent-style-name="Standard">
      <style:text-properties fo:font-size="16pt" fo:font-weight="normal" officeooo:rsid="003d47c6" officeooo:paragraph-rsid="003d47c6" style:font-size-asian="14pt" style:font-weight-asian="normal" style:font-size-complex="16pt" style:font-weight-complex="normal"/>
    </style:style>
    <style:style style:name="P29" style:family="paragraph" style:parent-style-name="Standard">
      <style:text-properties fo:font-size="16pt" fo:font-weight="normal" officeooo:rsid="0040eb73" officeooo:paragraph-rsid="0040eb73" style:font-size-asian="14pt" style:font-weight-asian="normal" style:font-size-complex="16pt" style:font-weight-complex="normal"/>
    </style:style>
    <style:style style:name="P30" style:family="paragraph" style:parent-style-name="Standard">
      <style:text-properties fo:font-size="16pt" fo:font-weight="normal" officeooo:rsid="0041a621" officeooo:paragraph-rsid="0041a621" style:font-size-asian="14pt" style:font-weight-asian="normal" style:font-size-complex="16pt" style:font-weight-complex="normal"/>
    </style:style>
    <style:style style:name="P31" style:family="paragraph" style:parent-style-name="Standard">
      <style:text-properties fo:font-size="16pt" fo:font-weight="normal" officeooo:rsid="0042f875" officeooo:paragraph-rsid="0042f875" style:font-size-asian="14pt" style:font-weight-asian="normal" style:font-size-complex="16pt" style:font-weight-complex="normal"/>
    </style:style>
    <style:style style:name="P32" style:family="paragraph" style:parent-style-name="Standard">
      <style:text-properties fo:font-size="16pt" fo:font-weight="normal" officeooo:rsid="0043fa0d" officeooo:paragraph-rsid="0043fa0d" style:font-size-asian="14pt" style:font-weight-asian="normal" style:font-size-complex="16pt" style:font-weight-complex="normal"/>
    </style:style>
    <style:style style:name="P33" style:family="paragraph" style:parent-style-name="Standard">
      <style:text-properties fo:font-size="16pt" fo:font-weight="normal" officeooo:rsid="00478e07" officeooo:paragraph-rsid="00478e07" style:font-size-asian="14pt" style:font-weight-asian="normal" style:font-size-complex="16pt" style:font-weight-complex="normal"/>
    </style:style>
    <style:style style:name="P34" style:family="paragraph" style:parent-style-name="Standard">
      <style:text-properties fo:font-size="16pt" fo:font-weight="normal" officeooo:rsid="00497283" officeooo:paragraph-rsid="00497283" style:font-size-asian="14pt" style:font-weight-asian="normal" style:font-size-complex="16pt" style:font-weight-complex="normal"/>
    </style:style>
    <style:style style:name="P35" style:family="paragraph" style:parent-style-name="Standard">
      <style:text-properties fo:font-size="16pt" fo:font-weight="normal" officeooo:rsid="0049d792" officeooo:paragraph-rsid="0049d792" style:font-size-asian="14pt" style:font-weight-asian="normal" style:font-size-complex="16pt" style:font-weight-complex="normal"/>
    </style:style>
    <style:style style:name="P36" style:family="paragraph" style:parent-style-name="Standard">
      <style:text-properties fo:font-size="16pt" fo:font-weight="normal" officeooo:rsid="004f1461" officeooo:paragraph-rsid="004f1461" style:font-size-asian="14pt" style:font-weight-asian="normal" style:font-size-complex="16pt" style:font-weight-complex="normal"/>
    </style:style>
    <style:style style:name="P37" style:family="paragraph" style:parent-style-name="Standard">
      <style:text-properties fo:font-size="16pt" fo:font-weight="normal" officeooo:rsid="004c74a8" officeooo:paragraph-rsid="004c74a8" style:font-size-asian="14pt" style:font-weight-asian="normal" style:font-size-complex="16pt" style:font-weight-complex="normal"/>
    </style:style>
    <style:style style:name="P38" style:family="paragraph" style:parent-style-name="Standard">
      <style:text-properties fo:font-size="16pt" fo:font-weight="normal" officeooo:rsid="004dd412" officeooo:paragraph-rsid="004dd412" style:font-size-asian="14pt" style:font-weight-asian="normal" style:font-size-complex="16pt" style:font-weight-complex="normal"/>
    </style:style>
    <style:style style:name="P39" style:family="paragraph" style:parent-style-name="Standard">
      <style:text-properties fo:font-size="16pt" fo:font-weight="normal" officeooo:rsid="00539c4c" officeooo:paragraph-rsid="00539c4c" style:font-size-asian="14pt" style:font-weight-asian="normal" style:font-size-complex="16pt" style:font-weight-complex="normal"/>
    </style:style>
    <style:style style:name="P40" style:family="paragraph" style:parent-style-name="Standard">
      <style:text-properties fo:font-size="16pt" fo:font-weight="normal" officeooo:rsid="0055a440" officeooo:paragraph-rsid="0055a440" style:font-size-asian="14pt" style:font-weight-asian="normal" style:font-size-complex="16pt" style:font-weight-complex="normal"/>
    </style:style>
    <style:style style:name="P41" style:family="paragraph" style:parent-style-name="Standard">
      <style:text-properties fo:font-size="16pt" fo:font-weight="normal" officeooo:rsid="0056f880" officeooo:paragraph-rsid="0056f880" style:font-size-asian="14pt" style:font-weight-asian="normal" style:font-size-complex="16pt" style:font-weight-complex="normal"/>
    </style:style>
    <style:style style:name="P42" style:family="paragraph" style:parent-style-name="Standard">
      <style:text-properties fo:font-size="16pt" fo:font-weight="normal" officeooo:rsid="0032f93e" officeooo:paragraph-rsid="0032f93e" style:font-size-asian="14pt" style:font-weight-asian="normal" style:font-size-complex="16pt" style:font-weight-complex="normal"/>
    </style:style>
    <style:style style:name="P43" style:family="paragraph" style:parent-style-name="Standard">
      <style:text-properties fo:font-size="16pt" fo:font-weight="normal" officeooo:rsid="005c7ea3" officeooo:paragraph-rsid="005c7ea3" style:font-size-asian="14pt" style:font-weight-asian="normal" style:font-size-complex="16pt" style:font-weight-complex="normal"/>
    </style:style>
    <style:style style:name="P44" style:family="paragraph" style:parent-style-name="Standard">
      <style:text-properties fo:font-size="16pt" fo:font-weight="normal" officeooo:rsid="00149493" officeooo:paragraph-rsid="00149493" style:font-size-asian="14pt" style:font-weight-asian="normal" style:font-size-complex="16pt" style:font-weight-complex="normal"/>
    </style:style>
    <style:style style:name="P45" style:family="paragraph" style:parent-style-name="Standard">
      <style:text-properties fo:font-size="16pt" fo:font-weight="normal" officeooo:rsid="005c948c" officeooo:paragraph-rsid="005c948c" style:font-size-asian="14pt" style:font-weight-asian="normal" style:font-size-complex="16pt" style:font-weight-complex="normal"/>
    </style:style>
    <style:style style:name="P46" style:family="paragraph" style:parent-style-name="Standard">
      <style:text-properties fo:font-size="16pt" fo:font-weight="normal" officeooo:rsid="0015ddd3" officeooo:paragraph-rsid="0015ddd3" style:font-size-asian="14pt" style:font-weight-asian="normal" style:font-size-complex="16pt" style:font-weight-complex="normal"/>
    </style:style>
    <style:style style:name="P47" style:family="paragraph" style:parent-style-name="Standard">
      <style:text-properties fo:font-size="16pt" fo:font-weight="normal" officeooo:rsid="005d6f2f" officeooo:paragraph-rsid="005d6f2f" style:font-size-asian="14pt" style:font-weight-asian="normal" style:font-size-complex="16pt" style:font-weight-complex="normal"/>
    </style:style>
    <style:style style:name="P48" style:family="paragraph" style:parent-style-name="Standard">
      <style:text-properties fo:font-size="16pt" fo:font-weight="normal" officeooo:rsid="005e2333" officeooo:paragraph-rsid="005e2333" style:font-size-asian="14pt" style:font-weight-asian="normal" style:font-size-complex="16pt" style:font-weight-complex="normal"/>
    </style:style>
    <style:style style:name="P49" style:family="paragraph" style:parent-style-name="Standard">
      <style:text-properties fo:font-size="16pt" fo:font-weight="normal" officeooo:rsid="0060c963" officeooo:paragraph-rsid="0060c963" style:font-size-asian="14pt" style:font-weight-asian="normal" style:font-size-complex="16pt" style:font-weight-complex="normal"/>
    </style:style>
    <style:style style:name="P50" style:family="paragraph" style:parent-style-name="Preformatted_20_Text">
      <style:text-properties fo:font-size="16pt" fo:font-weight="normal" officeooo:rsid="003d13f8" officeooo:paragraph-rsid="003a01c3" style:font-size-asian="14pt" style:font-weight-asian="normal" style:font-size-complex="16pt" style:font-weight-complex="normal"/>
    </style:style>
    <style:style style:name="P51" style:family="paragraph" style:parent-style-name="Standard">
      <style:text-properties fo:font-size="16pt" fo:font-weight="bold" officeooo:rsid="002901cb" officeooo:paragraph-rsid="002901cb" style:font-size-asian="14pt" style:font-weight-asian="bold" style:font-size-complex="16pt" style:font-weight-complex="bold"/>
    </style:style>
    <style:style style:name="P52" style:family="paragraph" style:parent-style-name="Standard">
      <style:text-properties fo:font-size="16pt" fo:font-weight="bold" officeooo:rsid="002d395c" officeooo:paragraph-rsid="002d395c" style:font-size-asian="14pt" style:font-weight-asian="bold" style:font-size-complex="16pt" style:font-weight-complex="bold"/>
    </style:style>
    <style:style style:name="P53" style:family="paragraph" style:parent-style-name="Standard">
      <style:text-properties fo:font-size="16pt" fo:font-weight="bold" officeooo:rsid="003a01c3" officeooo:paragraph-rsid="003a01c3" style:font-size-asian="14pt" style:font-weight-asian="bold" style:font-size-complex="16pt" style:font-weight-complex="bold"/>
    </style:style>
    <style:style style:name="P54" style:family="paragraph" style:parent-style-name="Standard">
      <style:text-properties fo:font-size="16pt" fo:font-weight="bold" officeooo:rsid="003d47c6" officeooo:paragraph-rsid="003d47c6" style:font-size-asian="14pt" style:font-weight-asian="bold" style:font-size-complex="16pt" style:font-weight-complex="bold"/>
    </style:style>
    <style:style style:name="P55" style:family="paragraph" style:parent-style-name="Standard">
      <style:text-properties fo:font-size="16pt" fo:font-weight="bold" officeooo:rsid="00478e07" officeooo:paragraph-rsid="00478e07" style:font-size-asian="14pt" style:font-weight-asian="bold" style:font-size-complex="16pt" style:font-weight-complex="bold"/>
    </style:style>
    <style:style style:name="P56" style:family="paragraph" style:parent-style-name="Standard">
      <style:text-properties fo:font-size="16pt" fo:font-weight="bold" officeooo:rsid="00497283" officeooo:paragraph-rsid="00497283" style:font-size-asian="14pt" style:font-weight-asian="bold" style:font-size-complex="16pt" style:font-weight-complex="bold"/>
    </style:style>
    <style:style style:name="P57" style:family="paragraph" style:parent-style-name="Standard">
      <style:text-properties fo:font-size="16pt" fo:font-weight="bold" officeooo:rsid="0055a440" officeooo:paragraph-rsid="0055a440" style:font-size-asian="14pt" style:font-weight-asian="bold" style:font-size-complex="16pt" style:font-weight-complex="bold"/>
    </style:style>
    <style:style style:name="P58" style:family="paragraph" style:parent-style-name="Standard">
      <style:text-properties fo:font-size="16pt" fo:font-weight="bold" officeooo:rsid="0056f880" officeooo:paragraph-rsid="0056f880" style:font-size-asian="14pt" style:font-weight-asian="bold" style:font-size-complex="16pt" style:font-weight-complex="bold"/>
    </style:style>
    <style:style style:name="P59" style:family="paragraph" style:parent-style-name="Standard">
      <style:text-properties fo:font-size="16pt" fo:font-weight="bold" officeooo:rsid="0053db3a" officeooo:paragraph-rsid="0053db3a" style:font-size-asian="14pt" style:font-weight-asian="bold" style:font-size-complex="16pt" style:font-weight-complex="bold"/>
    </style:style>
    <style:style style:name="P60" style:family="paragraph" style:parent-style-name="Standard">
      <style:text-properties fo:font-size="16pt" fo:font-weight="bold" officeooo:rsid="005b5f44" officeooo:paragraph-rsid="005b5f44" style:font-size-asian="14pt" style:font-weight-asian="bold" style:font-size-complex="16pt" style:font-weight-complex="bold"/>
    </style:style>
    <style:style style:name="P61" style:family="paragraph" style:parent-style-name="Standard">
      <style:text-properties fo:font-size="16pt" fo:font-weight="bold" officeooo:rsid="005c948c" officeooo:paragraph-rsid="005c948c" style:font-size-asian="14pt" style:font-weight-asian="bold" style:font-size-complex="16pt" style:font-weight-complex="bold"/>
    </style:style>
    <style:style style:name="P62" style:family="paragraph" style:parent-style-name="Standard">
      <style:text-properties fo:font-size="16pt" fo:font-weight="bold" officeooo:rsid="002901cb" officeooo:paragraph-rsid="002901cb" style:font-size-asian="16pt" style:font-weight-asian="bold" style:font-size-complex="16pt" style:font-weight-complex="bold"/>
    </style:style>
    <style:style style:name="P63" style:family="paragraph" style:parent-style-name="Standard">
      <style:text-properties fo:font-size="16pt" officeooo:rsid="0040d96d" officeooo:paragraph-rsid="0040d96d" style:font-size-asian="14pt" style:font-size-complex="16pt"/>
    </style:style>
    <style:style style:name="P64" style:family="paragraph" style:parent-style-name="Standard">
      <style:text-properties fo:font-size="16pt" officeooo:rsid="003efa38" officeooo:paragraph-rsid="003d47c6" style:font-size-asian="14pt" style:font-size-complex="16pt"/>
    </style:style>
    <style:style style:name="P65" style:family="paragraph" style:parent-style-name="Standard">
      <style:text-properties fo:font-size="18pt" fo:font-weight="bold" officeooo:rsid="000cc336" officeooo:paragraph-rsid="000cc336" style:font-size-asian="18pt" style:font-weight-asian="bold" style:font-size-complex="18pt" style:font-weight-complex="bold"/>
    </style:style>
    <style:style style:name="P66" style:family="paragraph" style:parent-style-name="Standard">
      <style:text-properties fo:font-size="18pt" fo:font-weight="bold" officeooo:rsid="001422d1" officeooo:paragraph-rsid="001422d1" style:font-size-asian="18pt" style:font-weight-asian="bold" style:font-size-complex="18pt" style:font-weight-complex="bold"/>
    </style:style>
    <style:style style:name="P67" style:family="paragraph" style:parent-style-name="Standard">
      <style:text-properties fo:font-size="18pt" fo:font-weight="bold" officeooo:rsid="0019aa2d" officeooo:paragraph-rsid="0019aa2d" style:font-size-asian="18pt" style:font-weight-asian="bold" style:font-size-complex="18pt" style:font-weight-complex="bold"/>
    </style:style>
    <style:style style:name="P68" style:family="paragraph" style:parent-style-name="Standard">
      <style:text-properties fo:font-size="18pt" fo:font-weight="bold" officeooo:rsid="001f9c70" officeooo:paragraph-rsid="001f9c70" style:font-size-asian="18pt" style:font-weight-asian="bold" style:font-size-complex="18pt" style:font-weight-complex="bold"/>
    </style:style>
    <style:style style:name="P69" style:family="paragraph" style:parent-style-name="Standard">
      <style:text-properties fo:font-size="18pt" fo:font-weight="bold" officeooo:rsid="0024121c" officeooo:paragraph-rsid="0024121c" style:font-size-asian="18pt" style:font-weight-asian="bold" style:font-size-complex="18pt" style:font-weight-complex="bold"/>
    </style:style>
    <style:style style:name="P70" style:family="paragraph" style:parent-style-name="Standard">
      <style:text-properties fo:font-size="18pt" fo:font-weight="bold" officeooo:rsid="002725a9" officeooo:paragraph-rsid="002725a9" style:font-size-asian="18pt" style:font-weight-asian="bold" style:font-size-complex="18pt" style:font-weight-complex="bold"/>
    </style:style>
    <style:style style:name="P71" style:family="paragraph" style:parent-style-name="Standard">
      <style:text-properties fo:font-size="18pt" fo:font-weight="bold" officeooo:rsid="002fec6d" officeooo:paragraph-rsid="002fec6d" style:font-size-asian="18pt" style:font-weight-asian="bold" style:font-size-complex="18pt" style:font-weight-complex="bold"/>
    </style:style>
    <style:style style:name="P72" style:family="paragraph" style:parent-style-name="Standard">
      <style:text-properties fo:font-size="18pt" fo:font-weight="bold" officeooo:rsid="00310764" officeooo:paragraph-rsid="00310764" style:font-size-asian="18pt" style:font-weight-asian="bold" style:font-size-complex="18pt" style:font-weight-complex="bold"/>
    </style:style>
    <style:style style:name="P73" style:family="paragraph" style:parent-style-name="Standard">
      <style:text-properties fo:font-size="18pt" fo:font-weight="bold" officeooo:rsid="00347ebd" officeooo:paragraph-rsid="00347ebd" style:font-size-asian="18pt" style:font-weight-asian="bold" style:font-size-complex="18pt" style:font-weight-complex="bold"/>
    </style:style>
    <style:style style:name="P74" style:family="paragraph" style:parent-style-name="Standard">
      <style:text-properties fo:font-size="18pt" fo:font-weight="bold" officeooo:rsid="00382b10" officeooo:paragraph-rsid="00382b10" style:font-size-asian="18pt" style:font-weight-asian="bold" style:font-size-complex="18pt" style:font-weight-complex="bold"/>
    </style:style>
    <style:style style:name="P75" style:family="paragraph" style:parent-style-name="Standard">
      <style:text-properties fo:font-size="18pt" fo:font-weight="bold" officeooo:rsid="003a01c3" officeooo:paragraph-rsid="003a01c3" style:font-size-asian="18pt" style:font-weight-asian="bold" style:font-size-complex="18pt" style:font-weight-complex="bold"/>
    </style:style>
    <style:style style:name="P76" style:family="paragraph" style:parent-style-name="Standard">
      <style:text-properties fo:font-size="18pt" fo:font-weight="bold" officeooo:rsid="0041a621" officeooo:paragraph-rsid="0041a621" style:font-size-asian="18pt" style:font-weight-asian="bold" style:font-size-complex="18pt" style:font-weight-complex="bold"/>
    </style:style>
    <style:style style:name="P77" style:family="paragraph" style:parent-style-name="Standard">
      <style:text-properties fo:font-size="18pt" fo:font-weight="bold" officeooo:rsid="004f1461" officeooo:paragraph-rsid="004f1461" style:font-size-asian="18pt" style:font-weight-asian="bold" style:font-size-complex="18pt" style:font-weight-complex="bold"/>
    </style:style>
    <style:style style:name="P78" style:family="paragraph" style:parent-style-name="Standard">
      <style:text-properties fo:font-size="18pt" fo:font-weight="bold" officeooo:rsid="00539c4c" officeooo:paragraph-rsid="00539c4c" style:font-size-asian="18pt" style:font-weight-asian="bold" style:font-size-complex="18pt" style:font-weight-complex="bold"/>
    </style:style>
    <style:style style:name="P79" style:family="paragraph" style:parent-style-name="Standard">
      <style:text-properties fo:font-size="18pt" fo:font-weight="bold" officeooo:rsid="0055a440" officeooo:paragraph-rsid="0055a440" style:font-size-asian="18pt" style:font-weight-asian="bold" style:font-size-complex="18pt" style:font-weight-complex="bold"/>
    </style:style>
    <style:style style:name="P80" style:family="paragraph" style:parent-style-name="Standard">
      <style:text-properties fo:font-size="18pt" fo:font-weight="bold" officeooo:rsid="005c7ea3" officeooo:paragraph-rsid="005c7ea3" style:font-size-asian="18pt" style:font-weight-asian="bold" style:font-size-complex="18pt" style:font-weight-complex="bold"/>
    </style:style>
    <style:style style:name="P81" style:family="paragraph" style:parent-style-name="Standard">
      <style:text-properties fo:font-size="18pt" fo:font-weight="bold" officeooo:rsid="005e2333" officeooo:paragraph-rsid="005e2333" style:font-size-asian="18pt" style:font-weight-asian="bold" style:font-size-complex="18pt" style:font-weight-complex="bold"/>
    </style:style>
    <style:style style:name="P82" style:family="paragraph" style:parent-style-name="Standard">
      <style:text-properties fo:font-size="18pt" fo:font-weight="bold" officeooo:rsid="0060c963" officeooo:paragraph-rsid="0060c963" style:font-size-asian="18pt" style:font-weight-asian="bold" style:font-size-complex="18pt" style:font-weight-complex="bold"/>
    </style:style>
    <style:style style:name="P83" style:family="paragraph" style:parent-style-name="Standard">
      <style:text-properties officeooo:paragraph-rsid="0010150d"/>
    </style:style>
    <style:style style:name="P84" style:family="paragraph" style:parent-style-name="Standard">
      <style:text-properties officeooo:paragraph-rsid="00103e43"/>
    </style:style>
    <style:style style:name="P85" style:family="paragraph" style:parent-style-name="Preformatted_20_Text">
      <style:text-properties fo:font-size="12pt" fo:font-weight="normal" officeooo:rsid="003a01c3" officeooo:paragraph-rsid="003a01c3" style:font-size-asian="12pt" style:font-weight-asian="normal" style:font-size-complex="12pt" style:font-weight-complex="normal"/>
    </style:style>
    <style:style style:name="P86" style:family="paragraph" style:parent-style-name="Preformatted_20_Text">
      <style:text-properties fo:font-size="12pt" fo:font-weight="normal" officeooo:rsid="003cfbad" officeooo:paragraph-rsid="003cfbad" style:font-size-asian="12pt" style:font-weight-asian="normal" style:font-size-complex="12pt" style:font-weight-complex="normal"/>
    </style:style>
    <style:style style:name="P87" style:family="paragraph" style:parent-style-name="Preformatted_20_Text">
      <style:text-properties fo:font-size="12pt" fo:font-weight="normal" officeooo:rsid="003d47c6" officeooo:paragraph-rsid="003d47c6" style:font-size-asian="12pt" style:font-weight-asian="normal" style:font-size-complex="12pt" style:font-weight-complex="normal"/>
    </style:style>
    <style:style style:name="P88" style:family="paragraph" style:parent-style-name="Preformatted_20_Text">
      <style:text-properties fo:font-size="12pt" fo:font-weight="normal" officeooo:rsid="0040eb73" officeooo:paragraph-rsid="0040eb73" style:font-size-asian="12pt" style:font-weight-asian="normal" style:font-size-complex="12pt" style:font-weight-complex="normal"/>
    </style:style>
    <style:style style:name="P89" style:family="paragraph" style:parent-style-name="Preformatted_20_Text">
      <style:text-properties fo:font-size="12pt" style:font-size-asian="12pt" style:font-size-complex="12pt"/>
    </style:style>
    <style:style style:name="P90" style:family="paragraph" style:parent-style-name="Preformatted_20_Text">
      <style:paragraph-properties fo:margin-top="0cm" fo:margin-bottom="0.499cm" style:contextual-spacing="false"/>
      <style:text-properties fo:font-size="12pt" style:font-size-asian="12pt" style:font-size-complex="12pt"/>
    </style:style>
    <style:style style:name="P91" style:family="paragraph" style:parent-style-name="Preformatted_20_Text">
      <style:text-properties fo:font-size="12pt" officeooo:rsid="0040d96d" officeooo:paragraph-rsid="0040d96d" style:font-size-asian="12pt" style:font-size-complex="12pt"/>
    </style:style>
    <style:style style:name="P92" style:family="paragraph" style:parent-style-name="Preformatted_20_Text">
      <style:text-properties fo:font-size="12pt" officeooo:rsid="003efa38" officeooo:paragraph-rsid="003d47c6" style:font-size-asian="12pt" style:font-size-complex="12pt"/>
    </style:style>
    <style:style style:name="P93" style:family="paragraph" style:parent-style-name="Standard">
      <style:text-properties officeooo:rsid="0040d96d" officeooo:paragraph-rsid="0040d96d"/>
    </style:style>
    <style:style style:name="P94" style:family="paragraph" style:parent-style-name="Standard">
      <style:text-properties officeooo:rsid="0046e218" officeooo:paragraph-rsid="0046e218"/>
    </style:style>
    <style:style style:name="P95" style:family="paragraph" style:parent-style-name="Standard">
      <style:text-properties officeooo:rsid="004aed54" officeooo:paragraph-rsid="004aed54"/>
    </style:style>
    <style:style style:name="P96" style:family="paragraph" style:parent-style-name="Standard">
      <style:text-properties officeooo:rsid="004c74a8" officeooo:paragraph-rsid="004c74a8"/>
    </style:style>
    <style:style style:name="P97" style:family="paragraph" style:parent-style-name="Standard">
      <style:text-properties officeooo:paragraph-rsid="004c74a8"/>
    </style:style>
    <style:style style:name="P98" style:family="paragraph" style:parent-style-name="Standard">
      <style:text-properties officeooo:rsid="004dd412" officeooo:paragraph-rsid="004dd412"/>
    </style:style>
    <style:style style:name="P99" style:family="paragraph" style:parent-style-name="Standard">
      <style:text-properties officeooo:rsid="004f1461" officeooo:paragraph-rsid="004f1461"/>
    </style:style>
    <style:style style:name="P100" style:family="paragraph" style:parent-style-name="Standard">
      <style:text-properties officeooo:rsid="00539c4c" officeooo:paragraph-rsid="00539c4c"/>
    </style:style>
    <style:style style:name="P101" style:family="paragraph" style:parent-style-name="Standard">
      <style:text-properties officeooo:paragraph-rsid="00595969"/>
    </style:style>
    <style:style style:name="P102" style:family="paragraph" style:parent-style-name="Standard">
      <style:text-properties officeooo:rsid="005b5f44" officeooo:paragraph-rsid="005b5f44"/>
    </style:style>
    <style:style style:name="P103" style:family="paragraph" style:parent-style-name="Standard">
      <style:text-properties officeooo:paragraph-rsid="00510c63"/>
    </style:style>
    <style:style style:name="P104" style:family="paragraph" style:parent-style-name="Standard" style:list-style-name="L1">
      <style:text-properties officeooo:paragraph-rsid="00103e43"/>
    </style:style>
    <style:style style:name="P105" style:family="paragraph" style:parent-style-name="Standard" style:list-style-name="L1">
      <style:text-properties fo:font-size="16pt" fo:font-weight="normal" officeooo:rsid="0010150d" officeooo:paragraph-rsid="0010150d" style:font-size-asian="14pt" style:font-weight-asian="normal" style:font-size-complex="16pt" style:font-weight-complex="normal"/>
    </style:style>
    <style:style style:name="P106" style:family="paragraph" style:parent-style-name="Standard" style:list-style-name="L1">
      <style:text-properties fo:font-size="16pt" fo:font-weight="normal" officeooo:rsid="00103e43" officeooo:paragraph-rsid="00103e43" style:font-size-asian="14pt" style:font-weight-asian="normal" style:font-size-complex="16pt" style:font-weight-complex="normal"/>
    </style:style>
    <style:style style:name="P107" style:family="paragraph" style:parent-style-name="Standard" style:list-style-name="L2">
      <style:text-properties fo:font-size="16pt" fo:font-weight="normal" officeooo:rsid="0019aa2d" officeooo:paragraph-rsid="0019aa2d" style:font-size-asian="14pt" style:font-weight-asian="normal" style:font-size-complex="16pt" style:font-weight-complex="normal"/>
    </style:style>
    <style:style style:name="P108" style:family="paragraph" style:parent-style-name="Standard" style:list-style-name="L3">
      <style:text-properties fo:font-size="16pt" fo:font-weight="normal" officeooo:rsid="001d4409" officeooo:paragraph-rsid="001d4409" style:font-size-asian="14pt" style:font-weight-asian="normal" style:font-size-complex="16pt" style:font-weight-complex="normal"/>
    </style:style>
    <style:style style:name="P109" style:family="paragraph" style:parent-style-name="Standard" style:list-style-name="L3">
      <style:text-properties fo:font-size="16pt" fo:font-weight="normal" officeooo:rsid="001d4409" officeooo:paragraph-rsid="001f9c70" style:font-size-asian="14pt" style:font-weight-asian="normal" style:font-size-complex="16pt" style:font-weight-complex="normal"/>
    </style:style>
    <style:style style:name="P110" style:family="paragraph" style:parent-style-name="Standard" style:list-style-name="L4">
      <style:text-properties fo:font-size="16pt" fo:font-weight="normal" officeooo:rsid="001f9c70" officeooo:paragraph-rsid="001f9c70" style:font-size-asian="14pt" style:font-weight-asian="normal" style:font-size-complex="16pt" style:font-weight-complex="normal"/>
    </style:style>
    <style:style style:name="P111" style:family="paragraph" style:parent-style-name="Standard" style:list-style-name="L4">
      <style:text-properties fo:font-size="16pt" fo:font-weight="normal" officeooo:rsid="00202412" officeooo:paragraph-rsid="00202412" style:font-size-asian="14pt" style:font-weight-asian="normal" style:font-size-complex="16pt" style:font-weight-complex="normal"/>
    </style:style>
    <style:style style:name="P112" style:family="paragraph" style:parent-style-name="Standard" style:list-style-name="L5">
      <style:text-properties fo:font-size="16pt" fo:font-weight="normal" officeooo:rsid="00220b4a" officeooo:paragraph-rsid="00220b4a" style:font-size-asian="14pt" style:font-weight-asian="normal" style:font-size-complex="16pt" style:font-weight-complex="normal"/>
    </style:style>
    <style:style style:name="P113" style:family="paragraph" style:parent-style-name="Standard" style:list-style-name="L5">
      <style:text-properties fo:font-size="16pt" fo:font-weight="normal" officeooo:rsid="0023daa0" officeooo:paragraph-rsid="0023daa0" style:font-size-asian="14pt" style:font-weight-asian="normal" style:font-size-complex="16pt" style:font-weight-complex="normal"/>
    </style:style>
    <style:style style:name="P114" style:family="paragraph" style:parent-style-name="Standard" style:list-style-name="L6">
      <style:text-properties fo:font-size="16pt" fo:font-weight="normal" officeooo:rsid="0024121c" officeooo:paragraph-rsid="0024121c" style:font-size-asian="14pt" style:font-weight-asian="normal" style:font-size-complex="16pt" style:font-weight-complex="normal"/>
    </style:style>
    <style:style style:name="P115" style:family="paragraph" style:parent-style-name="Standard" style:list-style-name="L7">
      <style:text-properties fo:font-size="16pt" fo:font-weight="normal" officeooo:rsid="0024121c" officeooo:paragraph-rsid="0024121c" style:font-size-asian="14pt" style:font-weight-asian="normal" style:font-size-complex="16pt" style:font-weight-complex="normal"/>
    </style:style>
    <style:style style:name="P116" style:family="paragraph" style:parent-style-name="Standard" style:list-style-name="L8">
      <style:text-properties fo:font-size="16pt" fo:font-weight="normal" officeooo:rsid="005c948c" officeooo:paragraph-rsid="005c948c" style:font-size-asian="14pt" style:font-weight-asian="normal" style:font-size-complex="16pt" style:font-weight-complex="normal"/>
    </style:style>
    <style:style style:name="P117" style:family="paragraph" style:parent-style-name="Standard" style:list-style-name="L9">
      <style:text-properties fo:font-size="16pt" fo:font-weight="normal" officeooo:rsid="002725a9" officeooo:paragraph-rsid="002725a9" style:font-size-asian="14pt" style:font-weight-asian="normal" style:font-size-complex="16pt" style:font-weight-complex="normal"/>
    </style:style>
    <style:style style:name="P118" style:family="paragraph" style:parent-style-name="Standard" style:list-style-name="L9">
      <style:text-properties fo:font-size="16pt" fo:font-weight="normal" officeooo:rsid="0028deee" officeooo:paragraph-rsid="0028deee" style:font-size-asian="14pt" style:font-weight-asian="normal" style:font-size-complex="16pt" style:font-weight-complex="normal"/>
    </style:style>
    <style:style style:name="P119" style:family="paragraph" style:parent-style-name="Standard" style:list-style-name="L10">
      <style:text-properties fo:font-size="16pt" fo:font-weight="normal" officeooo:rsid="002b4315" officeooo:paragraph-rsid="002b4315" style:font-size-asian="14pt" style:font-weight-asian="normal" style:font-size-complex="16pt" style:font-weight-complex="normal"/>
    </style:style>
    <style:style style:name="P120" style:family="paragraph" style:parent-style-name="Standard" style:list-style-name="L11">
      <style:text-properties fo:font-size="16pt" fo:font-weight="normal" officeooo:rsid="002d395c" officeooo:paragraph-rsid="002d395c" style:font-size-asian="14pt" style:font-weight-asian="normal" style:font-size-complex="16pt" style:font-weight-complex="normal"/>
    </style:style>
    <style:style style:name="P121" style:family="paragraph" style:parent-style-name="Standard" style:list-style-name="L11">
      <style:text-properties fo:font-size="16pt" fo:font-weight="normal" officeooo:rsid="002f16c0" officeooo:paragraph-rsid="002f16c0" style:font-size-asian="14pt" style:font-weight-asian="normal" style:font-size-complex="16pt" style:font-weight-complex="normal"/>
    </style:style>
    <style:style style:name="P122" style:family="paragraph" style:parent-style-name="Standard" style:list-style-name="L12">
      <style:text-properties fo:font-size="16pt" fo:font-weight="normal" officeooo:rsid="002fec6d" officeooo:paragraph-rsid="002fec6d" style:font-size-asian="14pt" style:font-weight-asian="normal" style:font-size-complex="16pt" style:font-weight-complex="normal"/>
    </style:style>
    <style:style style:name="P123" style:family="paragraph" style:parent-style-name="Standard" style:list-style-name="L12">
      <style:text-properties fo:font-size="16pt" fo:font-weight="normal" officeooo:rsid="0030cf1b" officeooo:paragraph-rsid="0030cf1b" style:font-size-asian="14pt" style:font-weight-asian="normal" style:font-size-complex="16pt" style:font-weight-complex="normal"/>
    </style:style>
    <style:style style:name="P124" style:family="paragraph" style:parent-style-name="Standard" style:list-style-name="L13">
      <style:text-properties fo:font-size="16pt" fo:font-weight="normal" officeooo:rsid="00310764" officeooo:paragraph-rsid="00310764" style:font-size-asian="14pt" style:font-weight-asian="normal" style:font-size-complex="16pt" style:font-weight-complex="normal"/>
    </style:style>
    <style:style style:name="P125" style:family="paragraph" style:parent-style-name="Standard" style:list-style-name="L13">
      <style:text-properties fo:font-size="16pt" fo:font-weight="normal" officeooo:rsid="0032f93e" officeooo:paragraph-rsid="0032f93e" style:font-size-asian="14pt" style:font-weight-asian="normal" style:font-size-complex="16pt" style:font-weight-complex="normal"/>
    </style:style>
    <style:style style:name="P126" style:family="paragraph" style:parent-style-name="Standard" style:list-style-name="L14">
      <style:text-properties fo:font-size="16pt" fo:font-weight="normal" officeooo:rsid="005d6f2f" officeooo:paragraph-rsid="005d6f2f" style:font-size-asian="14pt" style:font-weight-asian="normal" style:font-size-complex="16pt" style:font-weight-complex="normal"/>
    </style:style>
    <style:style style:name="P127" style:family="paragraph" style:parent-style-name="Standard" style:list-style-name="L15">
      <style:text-properties fo:font-size="16pt" fo:font-weight="normal" officeooo:rsid="005e2333" officeooo:paragraph-rsid="005e2333" style:font-size-asian="14pt" style:font-weight-asian="normal" style:font-size-complex="16pt" style:font-weight-complex="normal"/>
    </style:style>
    <style:style style:name="P128" style:family="paragraph" style:parent-style-name="Standard" style:list-style-name="L15">
      <style:text-properties fo:font-size="16pt" fo:font-weight="normal" officeooo:rsid="005e2333" officeooo:paragraph-rsid="005fc4e1" style:font-size-asian="14pt" style:font-weight-asian="normal" style:font-size-complex="16pt" style:font-weight-complex="normal"/>
    </style:style>
    <style:style style:name="P129" style:family="paragraph" style:parent-style-name="Standard" style:list-style-name="L15">
      <style:text-properties fo:font-size="16pt" fo:font-weight="normal" officeooo:rsid="005fc4e1" officeooo:paragraph-rsid="005fc4e1" style:font-size-asian="14pt" style:font-weight-asian="normal" style:font-size-complex="16pt" style:font-weight-complex="normal"/>
    </style:style>
    <style:style style:name="P130" style:family="paragraph" style:parent-style-name="Standard" style:list-style-name="L15">
      <style:text-properties fo:font-size="16pt" fo:font-weight="normal" officeooo:rsid="0060c963" officeooo:paragraph-rsid="0060c963" style:font-size-asian="14pt" style:font-weight-asian="normal" style:font-size-complex="16pt" style:font-weight-complex="normal"/>
    </style:style>
    <style:style style:name="P131" style:family="paragraph" style:parent-style-name="Standard" style:list-style-name="L18">
      <style:text-properties fo:font-size="16pt" fo:font-weight="normal" officeooo:rsid="0060c963" officeooo:paragraph-rsid="0060c963" style:font-size-asian="14pt" style:font-weight-asian="normal" style:font-size-complex="16pt" style:font-weight-complex="normal"/>
    </style:style>
    <style:style style:name="P132" style:family="paragraph" style:parent-style-name="Standard" style:list-style-name="L16">
      <style:text-properties fo:font-size="16pt" fo:font-weight="normal" officeooo:rsid="00347ebd" officeooo:paragraph-rsid="00347ebd" style:font-size-asian="14pt" style:font-weight-asian="normal" style:font-size-complex="16pt" style:font-weight-complex="normal"/>
    </style:style>
    <style:style style:name="P133" style:family="paragraph" style:parent-style-name="Standard" style:list-style-name="L17">
      <style:text-properties fo:font-size="16pt" fo:font-weight="normal" officeooo:rsid="00347ebd" officeooo:paragraph-rsid="00347ebd" style:font-size-asian="14pt" style:font-weight-asian="normal" style:font-size-complex="16pt" style:font-weight-complex="normal"/>
    </style:style>
    <style:style style:name="P134" style:family="paragraph" style:parent-style-name="Standard" style:list-style-name="L17">
      <style:text-properties fo:font-size="16pt" fo:font-weight="normal" officeooo:rsid="00357000" officeooo:paragraph-rsid="00357000" style:font-size-asian="14pt" style:font-weight-asian="normal" style:font-size-complex="16pt" style:font-weight-complex="normal"/>
    </style:style>
    <style:style style:name="P135" style:family="paragraph" style:parent-style-name="Standard" style:list-style-name="L19">
      <style:text-properties fo:font-size="16pt" fo:font-weight="normal" officeooo:rsid="003a01c3" officeooo:paragraph-rsid="003a01c3" style:font-size-asian="14pt" style:font-weight-asian="normal" style:font-size-complex="16pt" style:font-weight-complex="normal"/>
    </style:style>
    <style:style style:name="P136" style:family="paragraph" style:parent-style-name="Standard" style:list-style-name="L20">
      <style:text-properties fo:font-size="16pt" fo:font-weight="normal" officeooo:rsid="0043fa0d" officeooo:paragraph-rsid="0043fa0d" style:font-size-asian="14pt" style:font-weight-asian="normal" style:font-size-complex="16pt" style:font-weight-complex="normal"/>
    </style:style>
    <style:style style:name="P137" style:family="paragraph" style:parent-style-name="Standard" style:list-style-name="L20">
      <style:text-properties fo:font-size="16pt" fo:font-weight="normal" officeooo:rsid="0046e218" officeooo:paragraph-rsid="0046e218" style:font-size-asian="14pt" style:font-weight-asian="normal" style:font-size-complex="16pt" style:font-weight-complex="normal"/>
    </style:style>
    <style:style style:name="P138" style:family="paragraph" style:parent-style-name="Standard" style:list-style-name="L21">
      <style:text-properties fo:font-size="16pt" fo:font-weight="normal" officeooo:rsid="0049d792" officeooo:paragraph-rsid="0049d792" style:font-size-asian="14pt" style:font-weight-asian="normal" style:font-size-complex="16pt" style:font-weight-complex="normal"/>
    </style:style>
    <style:style style:name="P139" style:family="paragraph" style:parent-style-name="Standard" style:list-style-name="L21">
      <style:text-properties fo:font-size="16pt" fo:font-weight="normal" officeooo:rsid="004aed54" officeooo:paragraph-rsid="004aed54" style:font-size-asian="14pt" style:font-weight-asian="normal" style:font-size-complex="16pt" style:font-weight-complex="normal"/>
    </style:style>
    <style:style style:name="P140" style:family="paragraph" style:parent-style-name="Standard" style:list-style-name="L22">
      <style:text-properties fo:font-size="16pt" fo:font-weight="normal" officeooo:rsid="00539c4c" officeooo:paragraph-rsid="00539c4c" style:font-size-asian="14pt" style:font-weight-asian="normal" style:font-size-complex="16pt" style:font-weight-complex="normal"/>
    </style:style>
    <style:style style:name="P141" style:family="paragraph" style:parent-style-name="Standard" style:list-style-name="L22">
      <style:text-properties fo:font-size="16pt" fo:font-weight="normal" officeooo:rsid="0053db3a" officeooo:paragraph-rsid="0053db3a" style:font-size-asian="14pt" style:font-weight-asian="normal" style:font-size-complex="16pt" style:font-weight-complex="normal"/>
    </style:style>
    <style:style style:name="P142" style:family="paragraph" style:parent-style-name="Standard" style:list-style-name="L23">
      <style:text-properties fo:font-size="16pt" fo:font-weight="normal" officeooo:rsid="0053db3a" officeooo:paragraph-rsid="0053db3a" style:font-size-asian="14pt" style:font-weight-asian="normal" style:font-size-complex="16pt" style:font-weight-complex="normal"/>
    </style:style>
    <style:style style:name="P143" style:family="paragraph" style:parent-style-name="Standard" style:list-style-name="L24">
      <style:text-properties fo:font-size="16pt" fo:font-weight="normal" officeooo:rsid="0055a440" officeooo:paragraph-rsid="0055a440" style:font-size-asian="14pt" style:font-weight-asian="normal" style:font-size-complex="16pt" style:font-weight-complex="normal"/>
    </style:style>
    <style:style style:name="P144" style:family="paragraph" style:parent-style-name="Standard" style:list-style-name="L25">
      <style:text-properties fo:font-size="16pt" fo:font-weight="normal" officeooo:rsid="0056f880" officeooo:paragraph-rsid="0056f880" style:font-size-asian="14pt" style:font-weight-asian="normal" style:font-size-complex="16pt" style:font-weight-complex="normal"/>
    </style:style>
    <style:style style:name="P145" style:family="paragraph" style:parent-style-name="Standard" style:list-style-name="L28">
      <style:text-properties fo:font-size="16pt" fo:font-weight="normal" officeooo:rsid="005c7ea3" officeooo:paragraph-rsid="005c7ea3" style:font-size-asian="14pt" style:font-weight-asian="normal" style:font-size-complex="16pt" style:font-weight-complex="normal"/>
    </style:style>
    <style:style style:name="P146" style:family="paragraph" style:parent-style-name="Standard" style:list-style-name="L28">
      <style:text-properties fo:font-size="16pt" fo:font-weight="normal" officeooo:rsid="0066407f" officeooo:paragraph-rsid="0066407f" style:font-size-asian="14pt" style:font-weight-asian="normal" style:font-size-complex="16pt" style:font-weight-complex="normal"/>
    </style:style>
    <style:style style:name="P147" style:family="paragraph" style:parent-style-name="Standard" style:list-style-name="L2">
      <style:text-properties officeooo:rsid="001ba3ab" officeooo:paragraph-rsid="001ba3ab"/>
    </style:style>
    <style:style style:name="P148" style:family="paragraph" style:parent-style-name="Standard" style:list-style-name="L18">
      <style:text-properties officeooo:rsid="0060c963" officeooo:paragraph-rsid="0060c963"/>
    </style:style>
    <style:style style:name="P149" style:family="paragraph" style:parent-style-name="Standard" style:list-style-name="L20">
      <style:text-properties officeooo:rsid="00463ed4" officeooo:paragraph-rsid="00463ed4"/>
    </style:style>
    <style:style style:name="P150" style:family="paragraph" style:parent-style-name="Standard" style:list-style-name="L21">
      <style:text-properties officeooo:paragraph-rsid="0049d792"/>
    </style:style>
    <style:style style:name="P151" style:family="paragraph" style:parent-style-name="Standard" style:list-style-name="L26">
      <style:text-properties officeooo:paragraph-rsid="0058a7b1"/>
    </style:style>
    <style:style style:name="P152" style:family="paragraph" style:parent-style-name="Standard" style:list-style-name="L27">
      <style:text-properties officeooo:paragraph-rsid="00595969"/>
    </style:style>
    <style:style style:name="T1" style:family="text">
      <style:text-properties officeooo:rsid="00103e43"/>
    </style:style>
    <style:style style:name="T2" style:family="text">
      <style:text-properties fo:font-size="16pt" fo:font-weight="normal" style:font-size-asian="14pt" style:font-weight-asian="normal" style:font-size-complex="16pt" style:font-weight-complex="normal"/>
    </style:style>
    <style:style style:name="T3" style:family="text">
      <style:text-properties fo:font-size="16pt" fo:font-weight="normal" officeooo:rsid="000d1e61" style:font-size-asian="14pt" style:font-weight-asian="normal" style:font-size-complex="16pt" style:font-weight-complex="normal"/>
    </style:style>
    <style:style style:name="T4" style:family="text">
      <style:text-properties fo:font-size="16pt" fo:font-weight="normal" officeooo:rsid="000dedf8" style:font-size-asian="14pt" style:font-weight-asian="normal" style:font-size-complex="16pt" style:font-weight-complex="normal"/>
    </style:style>
    <style:style style:name="T5" style:family="text">
      <style:text-properties fo:font-size="16pt" fo:font-weight="normal" officeooo:rsid="000fe92e" style:font-size-asian="14pt" style:font-weight-asian="normal" style:font-size-complex="16pt" style:font-weight-complex="normal"/>
    </style:style>
    <style:style style:name="T6" style:family="text">
      <style:text-properties fo:font-size="16pt" fo:font-weight="normal" officeooo:rsid="0010150d" style:font-size-asian="14pt" style:font-weight-asian="normal" style:font-size-complex="16pt" style:font-weight-complex="normal"/>
    </style:style>
    <style:style style:name="T7" style:family="text">
      <style:text-properties fo:font-size="16pt" fo:font-weight="normal" officeooo:rsid="00103e43" style:font-size-asian="14pt" style:font-weight-asian="normal" style:font-size-complex="16pt" style:font-weight-complex="normal"/>
    </style:style>
    <style:style style:name="T8" style:family="text">
      <style:text-properties fo:font-size="16pt" fo:font-weight="normal" officeooo:rsid="0011bb44" style:font-size-asian="14pt" style:font-weight-asian="normal" style:font-size-complex="16pt" style:font-weight-complex="normal"/>
    </style:style>
    <style:style style:name="T9" style:family="text">
      <style:text-properties fo:font-size="16pt" fo:font-weight="normal" officeooo:rsid="001d4409" style:font-size-asian="14pt" style:font-weight-asian="normal" style:font-size-complex="16pt" style:font-weight-complex="normal"/>
    </style:style>
    <style:style style:name="T10" style:family="text">
      <style:text-properties fo:font-size="16pt" fo:font-weight="normal" officeooo:rsid="0046e218" style:font-size-asian="14pt" style:font-weight-asian="normal" style:font-size-complex="16pt" style:font-weight-complex="normal"/>
    </style:style>
    <style:style style:name="T11" style:family="text">
      <style:text-properties fo:font-size="16pt" fo:font-weight="normal" officeooo:rsid="0049d792" style:font-size-asian="14pt" style:font-weight-asian="normal" style:font-size-complex="16pt" style:font-weight-complex="normal"/>
    </style:style>
    <style:style style:name="T12" style:family="text">
      <style:text-properties fo:font-size="16pt" fo:font-weight="normal" officeooo:rsid="004c74a8" style:font-size-asian="14pt" style:font-weight-asian="normal" style:font-size-complex="16pt" style:font-weight-complex="normal"/>
    </style:style>
    <style:style style:name="T13" style:family="text">
      <style:text-properties fo:font-size="16pt" fo:font-weight="normal" officeooo:rsid="004dd412" style:font-size-asian="14pt" style:font-weight-asian="normal" style:font-size-complex="16pt" style:font-weight-complex="normal"/>
    </style:style>
    <style:style style:name="T14" style:family="text">
      <style:text-properties fo:font-size="16pt" fo:font-weight="normal" officeooo:rsid="00595969" style:font-size-asian="14pt" style:font-weight-asian="normal" style:font-size-complex="16pt" style:font-weight-complex="normal"/>
    </style:style>
    <style:style style:name="T15" style:family="text">
      <style:text-properties fo:font-size="16pt" fo:font-weight="normal" officeooo:rsid="0058a7b1" style:font-size-asian="14pt" style:font-weight-asian="normal" style:font-size-complex="16pt" style:font-weight-complex="normal"/>
    </style:style>
    <style:style style:name="T16" style:family="text">
      <style:text-properties fo:font-size="16pt" fo:font-weight="normal" officeooo:rsid="005b30dd" style:font-size-asian="14pt" style:font-weight-asian="normal" style:font-size-complex="16pt" style:font-weight-complex="normal"/>
    </style:style>
    <style:style style:name="T17" style:family="text">
      <style:text-properties fo:font-size="16pt" fo:font-weight="normal" officeooo:rsid="005b5f44" style:font-size-asian="14pt" style:font-weight-asian="normal" style:font-size-complex="16pt" style:font-weight-complex="normal"/>
    </style:style>
    <style:style style:name="T18" style:family="text">
      <style:text-properties fo:font-size="16pt" fo:font-weight="normal" officeooo:rsid="005c187c" style:font-size-asian="14pt" style:font-weight-asian="normal" style:font-size-complex="16pt" style:font-weight-complex="normal"/>
    </style:style>
    <style:style style:name="T19" style:family="text">
      <style:text-properties fo:font-size="16pt" fo:font-weight="normal" officeooo:rsid="005c7ea3" style:font-size-asian="14pt" style:font-weight-asian="normal" style:font-size-complex="16pt" style:font-weight-complex="normal"/>
    </style:style>
    <style:style style:name="T20" style:family="text">
      <style:text-properties fo:font-size="16pt" fo:font-weight="normal" officeooo:rsid="0060d431" style:font-size-asian="14pt" style:font-weight-asian="normal" style:font-size-complex="16pt" style:font-weight-complex="normal"/>
    </style:style>
    <style:style style:name="T21" style:family="text">
      <style:text-properties fo:font-size="16pt" fo:font-weight="normal" officeooo:rsid="00510c63" style:font-size-asian="14pt" style:font-weight-asian="normal" style:font-size-complex="16pt" style:font-weight-complex="normal"/>
    </style:style>
    <style:style style:name="T22" style:family="text">
      <style:text-properties fo:font-size="16pt" fo:font-weight="normal" officeooo:rsid="00103e43" style:font-size-asian="16pt" style:font-weight-asian="normal" style:font-size-complex="16pt" style:font-weight-complex="normal"/>
    </style:style>
    <style:style style:name="T23" style:family="text">
      <style:text-properties fo:font-size="16pt" fo:font-weight="normal" officeooo:rsid="0011bb44" style:font-size-asian="16pt" style:font-weight-asian="normal" style:font-size-complex="16pt" style:font-weight-complex="normal"/>
    </style:style>
    <style:style style:name="T24" style:family="text">
      <style:text-properties fo:font-size="16pt" style:font-size-asian="14pt" style:font-size-complex="16pt"/>
    </style:style>
    <style:style style:name="T25" style:family="text">
      <style:text-properties fo:font-size="16pt" officeooo:rsid="003efa38" style:font-size-asian="14pt" style:font-size-complex="16pt"/>
    </style:style>
    <style:style style:name="T26" style:family="text">
      <style:text-properties fo:font-weight="bold" style:font-weight-asian="bold" style:font-weight-complex="bold"/>
    </style:style>
    <style:style style:name="T27" style:family="text">
      <style:text-properties officeooo:rsid="00202412"/>
    </style:style>
    <style:style style:name="T28" style:family="text">
      <style:text-properties officeooo:rsid="00206545"/>
    </style:style>
    <style:style style:name="T29" style:family="text">
      <style:text-properties fo:font-style="italic" style:font-style-asian="italic" style:font-style-complex="italic"/>
    </style:style>
    <style:style style:name="T30" style:family="text">
      <style:text-properties fo:font-style="italic" officeooo:rsid="00206545" style:font-style-asian="italic" style:font-style-complex="italic"/>
    </style:style>
    <style:style style:name="T31" style:family="text">
      <style:text-properties fo:font-size="18pt" fo:font-weight="bold" officeooo:rsid="00220b4a" style:font-size-asian="18pt" style:font-weight-asian="bold" style:font-size-complex="18pt" style:font-weight-complex="bold"/>
    </style:style>
    <style:style style:name="T32" style:family="text">
      <style:text-properties officeooo:rsid="0023daa0"/>
    </style:style>
    <style:style style:name="T33" style:family="text">
      <style:text-properties officeooo:rsid="0028deee"/>
    </style:style>
    <style:style style:name="T34" style:family="text">
      <style:text-properties officeooo:rsid="002901cb"/>
    </style:style>
    <style:style style:name="T35" style:family="text">
      <style:text-properties officeooo:rsid="0036a80b"/>
    </style:style>
    <style:style style:name="T36" style:family="text">
      <style:text-properties officeooo:rsid="0040eb73"/>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officeooo:rsid="0055f71f"/>
    </style:style>
    <style:style style:name="T39" style:family="text">
      <style:text-properties officeooo:rsid="005d50ec"/>
    </style:style>
    <style:style style:name="T40" style:family="text">
      <style:text-properties officeooo:rsid="005e2333"/>
    </style:style>
    <style:style style:name="T41" style:family="text">
      <style:text-properties officeooo:rsid="005fc4e1"/>
    </style:style>
    <style:style style:name="T42" style:family="text">
      <style:text-properties officeooo:rsid="0060c963"/>
    </style:style>
    <style:style style:name="T43" style:family="text">
      <style:text-properties officeooo:rsid="006287d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LLM – Large language model</text:p>
      <text:list text:style-name="L1">
        <text:list-item>
          <text:p text:style-name="P104"><text:span text:style-name="T22">Sono modelli generativi: </text:span><text:span text:style-name="T23">producono</text:span><text:span text:style-name="T22"> testo </text:span><text:span text:style-name="T23">sulla base di un prompt fornito dall’utente</text:span></text:p>
          <text:p text:style-name="P104"><text:span text:style-name="T22"/></text:p>
        </text:list-item>
        <text:list-item>
          <text:p text:style-name="P104"><text:span text:style-name="T3">Sono basati su reti transformer, </text:span><text:span text:style-name="T4">che insistono sul principio dell’attenzione auto-guidata: </text:span><text:span text:style-name="T5">meccanismo che consente di captare relazioni, anche a lunga distanza, tra parole in una sequenza testuale di input, comprendendo il contesto (cioè una parola può influenzare o essere influenzata da altre parole), </text:span><text:span text:style-name="T6">a un livello più complesso che comprende grammatica e sintassi.</text:span></text:p>
        </text:list-item>
      </text:list>
      <text:p text:style-name="P1"/>
      <text:list text:continue-numbering="true" text:style-name="L1">
        <text:list-item>
          <text:p text:style-name="P105">Sono modelli più evoluti dei più vecchi RNN (recurrent neural network) che fanno uso delle ricorrenze e della memoria.</text:p>
        </text:list-item>
      </text:list>
      <text:p text:style-name="P83"><text:span text:style-name="T6"/></text:p>
      <text:list text:continue-numbering="true" text:style-name="L1">
        <text:list-item>
          <text:p text:style-name="P104"><text:span text:style-name="T6">Inoltre, il loro meccanismo di apprendimento è self-supervised, cio</text:span><text:span text:style-name="T7">è apprendono da soli</text:span></text:p>
        </text:list-item>
      </text:list>
      <text:p text:style-name="P84"><text:span text:style-name="T7"/></text:p>
      <text:list text:continue-numbering="true" text:style-name="L1">
        <text:list-item>
          <text:p text:style-name="P106">Attingono da enormi database di pagine come Common Crawl (50B di pagine web) e Wikipedia (57 milioni)</text:p>
        </text:list-item>
      </text:list>
      <text:p text:style-name="P84"><text:span text:style-name="T7"/></text:p>
      <text:list text:continue-numbering="true" text:style-name="L1">
        <text:list-item>
          <text:p text:style-name="P104"><text:span text:style-name="T7">Sono costituiti, talvolta, anche da centinaia di miliardi di parametri (GPT-3 ne ha 175B, </text:span><text:span text:style-name="T8">Jurassic-1 178B</text:span><text:span text:style-name="T7">)</text:span></text:p>
        </text:list-item>
      </text:list>
      <text:p text:style-name="P84"><text:span text:style-name="T7"/></text:p>
      <text:p text:style-name="P84"><text:span text:style-name="T7"/></text:p>
      <text:p text:style-name="P84"><text:span text:style-name="T7"/></text:p>
      <text:p text:style-name="P66"><text:span text:style-name="T1">R</text:span>AG – Retrieval-Augmented Generation</text:p>
      <text:p text:style-name="P66"/>
      <text:p text:style-name="P2">Problema: LLM richiedono una vastissima mole di dati di training (come, del resto, è tipico per i modelli DL). Pertanto, può succedere che in fase di test nel mondo reale il modello debba confrontarsi con dati che non ha mai visto durante il training, producendo risposte inaccurate, dette allucinazioni.</text:p>
      <text:p text:style-name="P2"/>
      <text:p text:style-name="P61">Fine-tuning</text:p>
      <text:p text:style-name="P44">Una soluzione già nota e comune è il fine-tuning: si parte da un modello già addestrato su dati generici; quindi, si forniscono in input i nuovi dati su cui si vuole un output; si rieffettua il training disabilitando i layer più superficiali allenando soltanto quelli finali, che si occupano della classificazione ultima, utilizzando LR più basso (1/10).</text:p>
      <text:p text:style-name="P44"><text:soft-page-break/></text:p>
      <text:p text:style-name="P45"/>
      <text:p text:style-name="P46">Problema: fine-tuning è time-consuming e richiede conoscenze del modello utilizzato per scegliere in modo ottimale quali layer lasciare e i valori di LR.</text:p>
      <text:p text:style-name="P46"/>
      <text:p text:style-name="P61">Prompt learning</text:p>
      <text:p text:style-name="P45">Un’altra strategia è il prompt learning, che consiste nel migliorare il modello non allenando i suoi parametri bensì modificando il prompt iniziale (prompt engineering) per ottenere la risposta desiderata.</text:p>
      <text:p text:style-name="P45">Tuttavia, ha delle chiare limitazioni: la risposta dipende esclusivamente da come viene posto il prompt; manca un dataset da cui attingere nuovi dati, si basa su dati anche non aggiornati;</text:p>
      <text:p text:style-name="P45"/>
      <text:p text:style-name="P45"/>
      <text:p text:style-name="P3">Parole chiave: <text:span text:style-name="T26">Retrieval, Generation e Augmentation </text:span></text:p>
      <text:p text:style-name="P4">Tipi di RAG: <text:span text:style-name="T26">Naive, Advanced e Modular</text:span></text:p>
      <text:p text:style-name="P4"><text:span text:style-name="T26"/></text:p>
      <text:p text:style-name="P5">RAG avanzato e RAG modulare sono l’evoluzione del RAG Naive e hanno prestazioni superiori (RAG Naive ha prestazioni superiori di un semplice LLM).</text:p>
      <text:p text:style-name="P5"/>
      <text:p text:style-name="P67">RAG Naive</text:p>
      <text:p text:style-name="P6">Consiste di 3 fasi essenziali:</text:p>
      <text:list text:style-name="L2">
        <text:list-item>
          <text:p text:style-name="P107">Indicizzazione: le fonti esterne di dati (PDF, HMTL, Word, ecc.) vengono trasformate in plain text e segmentate in blocchi (chunk) sufficientemente piccoli; quindi, vengono codificati sotto forma di vettori e salvati in un database;</text:p>
        </text:list-item>
        <text:list-item>
          <text:p text:style-name="P107">Recupero (retrieval): quando l’utente immette una query, essa viene codificata utilizzando gli stessi parametri del punto 1; quindi, vengono calcolati i punteggi di similarità con le entry del database di vettori e vengono prese i K chunk più “simili”</text:p>
        </text:list-item>
        <text:list-item>
          <text:p text:style-name="P147"><text:span text:style-name="T2">Generazione: a partire dagli output ottenuti </text:span><text:span text:style-name="T9">il modello LLM alla base</text:span><text:span text:style-name="T2"> deve fornire un responso in linguaggio naturale che ne sintetizza il contenuto.</text:span></text:p>
        </text:list-item>
      </text:list>
      <text:p text:style-name="P7">Problemi:</text:p>
      <text:list text:style-name="L3">
        <text:list-item>
          <text:p text:style-name="P108">in fase di recupero vengono selezionati anche chunk irrilevanti e/o mancano chunk importanti;</text:p>
        </text:list-item>
        <text:list-item>
          <text:p text:style-name="P109"><text:soft-page-break/>allucinazioni in fase di generazione a causa della non compatibilità del dominio di training del LLM con il dominio esterno, <text:span text:style-name="T28">nonché produzione di contenuto irrilevante.</text:span></text:p>
          <text:p text:style-name="P109"/>
          <text:p text:style-name="P109"><text:line-break/></text:p>
        </text:list-item>
      </text:list>
      <text:p text:style-name="P68">RAG avanzato</text:p>
      <text:p text:style-name="P8">Propone delle mitigazioni ai problemi del RAG naive effettuando operazioni aggiuntive sia prima che dopo il recupero dei documenti.</text:p>
      <text:list text:style-name="L4">
        <text:list-item>
          <text:p text:style-name="P110">Pre-recupero: <text:span text:style-name="T28">per migliorare la fase di recupero viene </text:span><text:span text:style-name="T27">ottimizza</text:span><text:span text:style-name="T28">ta l</text:span><text:span text:style-name="T27">’indicizzazione dei dati e rielaborazione della query, che viene </text:span><text:span text:style-name="T28">riscritta</text:span><text:span text:style-name="T27"> ed espansa </text:span><text:span text:style-name="T28">(</text:span><text:span text:style-name="T30">magari approfondire</text:span><text:span text:style-name="T28">)</text:span></text:p>
        </text:list-item>
        <text:list-item>
          <text:p text:style-name="P111">Post-recupero: <text:span text:style-name="T28">per migliorare la fase di generazione viene effettuato il re-ranking delle informazioni recuperate; quindi, per ridurre la presenza di contenuto poco rilevante le informazioni recuperate vengono anche riassunte.</text:span></text:p>
        </text:list-item>
      </text:list>
      <text:p text:style-name="P10">Utilizzi: LlamaIndex, LangChain, HayStack.</text:p>
      <text:p text:style-name="P10"/>
      <text:p text:style-name="P10"><text:line-break/><text:span text:style-name="T31">RAG modulare</text:span></text:p>
      <text:p text:style-name="P11">Approccio molto flessibile e versatile perché, appunto, è costituito da moduli, <text:span text:style-name="T32">che possono essere tralasciati o personalizzati</text:span>:</text:p>
      <text:list text:style-name="L5">
        <text:list-item>
          <text:p text:style-name="P112">Search: consente la ricerca diretta delle informazioni da diverse fonti e database, adattandosi a molti contesti;</text:p>
        </text:list-item>
        <text:list-item>
          <text:p text:style-name="P112">Fusion: permette più query input che vengono espanse;</text:p>
        </text:list-item>
        <text:list-item>
          <text:p text:style-name="P112">Memory: sfrutta la memoria del LLM <text:span text:style-name="T32">per migliorare la fase di recupero;</text:span></text:p>
        </text:list-item>
        <text:list-item>
          <text:p text:style-name="P113">Routing: sceglie il percorso elaborativo ottimale della query;</text:p>
        </text:list-item>
        <text:list-item>
          <text:p text:style-name="P113">Predict: riduce il rumore e migliora l’accuratezza in fase di generazione, sempre facendo uso del LLM</text:p>
        </text:list-item>
        <text:list-item>
          <text:p text:style-name="P113">Task Adapter: rende il sistema RAG versatile per diverse applicazioni downstream. </text:p>
        </text:list-item>
      </text:list>
      <text:p text:style-name="P9"/>
      <text:p text:style-name="P12">RAG modulare abilita l’utilizzo di svariati paradigmi operativi, tra cui quello del RAG naive, quello del RAG avanzato con fasi intermedie di rewriting e summarization, oppure prevede nuovi approcci, come generate-read, che sostituisce l’input tradizionale con contenuto generato da un LLM.</text:p>
      <text:p text:style-name="P12"/>
      <text:p text:style-name="P69"><text:soft-page-break/>RAG vs fine-tuning</text:p>
      <text:p text:style-name="P12">Vantaggi:</text:p>
      <text:list text:style-name="L6">
        <text:list-item>
          <text:p text:style-name="P114">non serve conoscenza tecnica del modello LLM alla base</text:p>
        </text:list-item>
        <text:list-item>
          <text:p text:style-name="P114">non servono risorse computazionali per effettuare un re-training del modello → più efficiente</text:p>
        </text:list-item>
        <text:list-item>
          <text:p text:style-name="P114">più performante</text:p>
        </text:list-item>
        <text:list-item>
          <text:p text:style-name="P114">più versatile: ciò che cambia è il contesto in cui viene applicato e le sorgenti di dati</text:p>
        </text:list-item>
      </text:list>
      <text:p text:style-name="P12">Svantaggi:</text:p>
      <text:list text:style-name="L7">
        <text:list-item>
          <text:p text:style-name="P115">Aumenta la latenza: si tratta di blocchi esecutivi in più che si aggiungono al LLM.</text:p>
        </text:list-item>
      </text:list>
      <text:p text:style-name="P12"/>
      <text:p text:style-name="P12"/>
      <text:p text:style-name="P70">Recupero dei dati <text:span text:style-name="T34">(retrieval)</text:span></text:p>
      <text:p text:style-name="P70"/>
      <text:p text:style-name="P45">Può essere classificato in due tipi:</text:p>
      <text:list text:style-name="L8">
        <text:list-item>
          <text:p text:style-name="P116">Sparso: basato su word-matching, come BM25 che fa uso di TF-IDF;</text:p>
        </text:list-item>
        <text:list-item>
          <text:p text:style-name="P116">Denso: che fa uso di vettori di embedding, <text:span text:style-name="T39">cioè sia il prompt che i dati sorgente vengono trasformati in uno spazio vettoriale.</text:span></text:p>
        </text:list-item>
      </text:list>
      <text:p text:style-name="P62">Fonti di dati</text:p>
      <text:p text:style-name="P14">In questa fase bisogna tenere d’occhio fattori importanti come la fonte dei dati, la loro granularità, <text:span text:style-name="T29">[…].</text:span></text:p>
      <text:p text:style-name="P14"><text:span text:style-name="T29"/></text:p>
      <text:p text:style-name="P13"><text:span text:style-name="T33">F</text:span>onti di dati:</text:p>
      <text:list text:style-name="L9">
        <text:list-item>
          <text:p text:style-name="P117">Non strutturate: come Wikipedia Dump per dati enciclopedici e di pubblico dominio; dati presi da domini specifici, come quello medico o legale;</text:p>
        </text:list-item>
        <text:list-item>
          <text:p text:style-name="P117">Semi-strutturate: come i documenti PDF. Meglio adattarli in forma testuale non strutturata <text:span text:style-name="T33">oppure usare modelli che trasformano il testo in forma SQL (Text-2-SQL);</text:span></text:p>
        </text:list-item>
        <text:list-item>
          <text:p text:style-name="P118">Strutturate: knowledge graph (KG);</text:p>
        </text:list-item>
        <text:list-item>
          <text:p text:style-name="P118">Contenuto generato da LLM.</text:p>
        </text:list-item>
      </text:list>
      <text:p text:style-name="P14"/>
      <text:p text:style-name="P14">Granularità: consiste nel livello di aggregazione dei dati, come token, frasi, proposizioni, blocchi e documenti interi.</text:p>
      <text:p text:style-name="P14">Si è proposto di adottare le proposizioni come unità di riferimento perché racchiude in sé un concetto e, pertanto, una nozione di conoscenza. </text:p>
      <text:p text:style-name="P14"/>
      <text:p text:style-name="P51">Indicizzazione</text:p>
      <text:p text:style-name="P15"><text:soft-page-break/>Prima di effettuare l’indicizzazione i documenti possono essere divisi in chunk di un numero fisso di token. Però questo procedimento causa frammentazione di frasi, anche rilevanti, in diversi chunk, sporcando e aumentando il rumore dei risultati. Quindi è meglio usare la proposizione come unità fondamentale di dato.</text:p>
      <text:p text:style-name="P15">Indicizzazione: serve a preservare consistenza e rapporti causa-effetto nelle informazioni.</text:p>
      <text:list text:style-name="L10">
        <text:list-item>
          <text:p text:style-name="P119">Struttura ad indice gerarchico: le info sono organizzate in alberi con rapporti padre-figlio;</text:p>
        </text:list-item>
        <text:list-item>
          <text:p text:style-name="P119">Struttura a grafo di conoscenza: le proposizioni sono organizzate in un grafo in cui gli archi evidenziano le correlazioni tra di esse.</text:p>
        </text:list-item>
      </text:list>
      <text:p text:style-name="P15"/>
      <text:p text:style-name="P15"/>
      <text:p text:style-name="P15"/>
      <text:p text:style-name="P52"/>
      <text:p text:style-name="P52"/>
      <text:p text:style-name="P52">Ottimizzazione della query</text:p>
      <text:p text:style-name="P16">Non sempre la query dell’utente è scritta in maniera semplice e inequivocabile, pertanto vengono operate alcune tecniche per renderla più digeribile dal modello.</text:p>
      <text:list text:style-name="L11">
        <text:list-item>
          <text:p text:style-name="P120">Espansione: una query complessa viene ridotta in sotto query più piccole, che vengono validate dal modello LLM, per ridurre le allucinazioni. Quindi, le query vengono processate parallelamente;</text:p>
        </text:list-item>
        <text:list-item>
          <text:p text:style-name="P121">Riscrittura: la query viene trasformata dal modello LLM in una query analoga ma con una semantica più affine al modello, quindi più comprensibile. In alternativa, esistono modelli specializzati alla riscrittura come RRR (Rewrite-retrieve-read);</text:p>
        </text:list-item>
        <text:list-item>
          <text:p text:style-name="P121">Routing: vengono estratte le keyword principali dalla query che vengono confrontati con i metadati costruiti a partire dalle sorgenti di dati, per filtrarli per rilevanza;</text:p>
        </text:list-item>
      </text:list>
      <text:p text:style-name="P17"/>
      <text:p text:style-name="P17"/>
      <text:p text:style-name="P71">Generazione</text:p>
      <text:p text:style-name="P18"/>
      <text:p text:style-name="P18">Prima di procedere alla generazione della risposta tramite LLM, occorre sottoporre il materiale recuperato ad altre operazioni post-recupero.</text:p>
      <text:list text:style-name="L12">
        <text:list-item>
          <text:p text:style-name="P122">Reranking: stabilisce un ordine di importanza dei documenti recuperati, secondo metriche come la rilevanza, diversità e MRR (mean reciprocal rank);</text:p>
        </text:list-item>
        <text:list-item>
          <text:p text:style-name="P122"><text:soft-page-break/>Compressione/selezione del contesto: più grande il contesto recuperato più è probabile che l’output sia rumoroso e sporco.<text:span text:style-name="T43">S</text:span></text:p>
          <text:p text:style-name="P122">La compressione consiste nel ridurre il numero di token all’interno di un documento, rendendolo più illegibile per l’umano ma più “digeribile” per il LLM; la selezione consiste nel ridurre il numero di documenti recuperati;</text:p>
        </text:list-item>
        <text:list-item>
          <text:p text:style-name="P123">Fine-tuning del modello LLM con i nuovi dati (se possibile).</text:p>
        </text:list-item>
      </text:list>
      <text:p text:style-name="P19"/>
      <text:p text:style-name="P19"/>
      <text:p text:style-name="P19"/>
      <text:p text:style-name="P72">Augmentation</text:p>
      <text:p text:style-name="P72"/>
      <text:p text:style-name="P20">Gli approcci RAG più semplici hanno dimostrato che una singola fase di recupero del contesto non sempre fornisce output soddisfacenti, pertanto si considerano approcci in cui il recupero viene effettuato molteplici volte fino a quando uno score di qualità non superi una certa soglia.</text:p>
      <text:list text:style-name="L13">
        <text:list-item>
          <text:p text:style-name="P124">Recupero iterativo: la fase di recupero viene ripetuta tale e quale N volte;</text:p>
        </text:list-item>
        <text:list-item>
          <text:p text:style-name="P124">Recupero ricorsivo: la fase di recupero viene ripetuta ma ad ogni ripetizione la query viene semplificata in sotto-query (query expansion), dando origine a problemi più piccoli (divide et impera) fino al raggiungimento della suddetta soglia o al raggiungimento di una certa profondità dell’albero della ricorsione;</text:p>
        </text:list-item>
        <text:list-item>
          <text:p text:style-name="P125">Recupero adattivo: comprende quando è necessario il recupero di informazioni esterne o se fare affidamento alla memoria interna del LLM;</text:p>
        </text:list-item>
      </text:list>
      <text:p text:style-name="P42"/>
      <text:p text:style-name="P47">Integrazione delle info recuperate con il modello LLM:</text:p>
      <text:list text:style-name="L14">
        <text:list-item>
          <text:p text:style-name="P126">input-layer: il contesto recuperato viene concatenato alla query input e il risultato viene passato al generatore;</text:p>
        </text:list-item>
        <text:list-item>
          <text:p text:style-name="P126">output-layer: vengono concatenate i documenti recuperati con l’output del generatore;</text:p>
        </text:list-item>
        <text:list-item>
          <text:p text:style-name="P126">intermediate-layer: <text:span text:style-name="T40">i document recuperati vengono concatenati con i risultati intermedi dei layer nascosti del generatore;</text:span></text:p>
        </text:list-item>
      </text:list>
      <text:p text:style-name="P17"/>
      <text:p text:style-name="P17"/>
      <text:p text:style-name="P48"/>
      <text:p text:style-name="P48"/>
      <text:p text:style-name="P48"/>
      <text:p text:style-name="P81"><text:soft-page-break/>Training dei sistemi RAG</text:p>
      <text:p text:style-name="P17"/>
      <text:list text:style-name="L15">
        <text:list-item>
          <text:p text:style-name="P127">Training-free: sistemi che non prevedono training né del retriever né del generatore ma si limitano a fornire a quest’ultimo le info recuperate dal primo:</text:p>
          <text:list>
            <text:list-item>
              <text:p text:style-name="P127">basati su prompt-engineering: <text:span text:style-name="T41">vedi sopra</text:span>;</text:p>
            </text:list-item>
            <text:list-item>
              <text:p text:style-name="P129">retrieval-guided: il generatore di basa sulle info recuperate e sulla query;</text:p>
            </text:list-item>
          </text:list>
        </text:list-item>
        <text:list-item>
          <text:p text:style-name="P128">Training indipendente: <text:span text:style-name="T41">il retriever e il generatore vengono allenati in maniera separata, senza interazione;</text:span></text:p>
        </text:list-item>
        <text:list-item>
          <text:p text:style-name="P128"><text:s/><text:span text:style-name="T41">Training sequenziale: viene prima allenato il retriever (oppure il generatore), quindi </text:span><text:span text:style-name="T42">viene freezato e si allena l’altro componente;</text:span></text:p>
        </text:list-item>
        <text:list-item>
          <text:p text:style-name="P130">Training end-to-end: il retriever e il generatore vengono allenati entrambi, in sinergia, migliorando ulteriormente le prestazioni. Questa è la caratteristica fondamentale del paradigma RAG 2.0.</text:p>
        </text:list-item>
      </text:list>
      <text:p text:style-name="P17"/>
      <text:p text:style-name="P17"/>
      <text:p text:style-name="P17"/>
      <text:p text:style-name="P73">Valutazione</text:p>
      <text:p text:style-name="P21"/>
      <text:p text:style-name="P21">Sia la fase di recupero del contesto che la generazione della risposta sono valutabili.</text:p>
      <text:p text:style-name="P21">Esistono tre punteggi di qualità e quattro competenze fondamentali con cui valutare il modello.</text:p>
      <text:p text:style-name="P21"/>
      <text:p text:style-name="P21">Punteggi:</text:p>
      <text:list text:style-name="L16">
        <text:list-item>
          <text:p text:style-name="P132">rilevanza del contesto: precisione e pertinenza dei documenti recuperati rispetto a quanto richiesto nella query (recupero);</text:p>
        </text:list-item>
        <text:list-item>
          <text:p text:style-name="P132">fedeltà della risposta: quanto la risposta si mantiene fedele al contesto recuperato (generazione);</text:p>
        </text:list-item>
        <text:list-item>
          <text:p text:style-name="P132">rilevanza della risposta: precisione e pertinenza della risposta rispetto al contenuto della query (generazione)</text:p>
        </text:list-item>
      </text:list>
      <text:p text:style-name="P21"/>
      <text:p text:style-name="P21">Competenze:</text:p>
      <text:list text:style-name="L17">
        <text:list-item>
          <text:p text:style-name="P133">robustezza al rumore: gestire i documenti pertinenti ma privi di informazioni rilevanti;</text:p>
        </text:list-item>
        <text:list-item>
          <text:p text:style-name="P134">negative rejection: riconoscere che il contesto recuperato non contiene le informazioni necessarie e rinunciare a una risposta;</text:p>
        </text:list-item>
        <text:list-item>
          <text:p text:style-name="P134"><text:soft-page-break/>integrazione delle informazioni: sintetizzare e mescolare più informazioni da documenti diversi, mantenendo la coerenza;</text:p>
        </text:list-item>
        <text:list-item>
          <text:p text:style-name="P134">robustezza controfattuale: riconoscere le inaccuratezze all’interno dei documenti</text:p>
        </text:list-item>
      </text:list>
      <text:p text:style-name="P22"/>
      <text:p text:style-name="P22">Queste metriche <text:span text:style-name="T35">sono difficili da quantificare e valutare, quindi sono proposti alcuni strumenti di benchmark come RAGAS, ARES e TruLens, che sono strumenti automatici basati su LLM.</text:span></text:p>
      <text:p text:style-name="P22"/>
      <text:p text:style-name="P22"/>
      <text:p text:style-name="P82">Applicazioni</text:p>
      <text:p text:style-name="P49">Vedi tabella 2405.06211v3 pagina 12.</text:p>
      <text:p text:style-name="P49">Esempi notevoli: </text:p>
      <text:list text:style-name="L18">
        <text:list-item>
          <text:p text:style-name="P131">Clinfo.ai: chatbot per domande mediche;</text:p>
        </text:list-item>
        <text:list-item>
          <text:p text:style-name="P148"><text:span text:style-name="T2">RetMol, MoleculeSTM, PMINet: </text:span><text:span text:style-name="T20">chimica, studio dei medicinali, delle proteine, biomedica, ecc. ecc.;</text:span></text:p>
        </text:list-item>
      </text:list>
      <text:p text:style-name="P22"/>
      <text:p text:style-name="P22"/>
      <text:p text:style-name="P74">Discussione e ricerca</text:p>
      <text:p text:style-name="P23"/>
      <text:p text:style-name="P23">Anche se oggi le LLM riescono a processare contesti che contengono fino a 200K token, si è dimostrato che il RAG rimane di fondamentale importanza.</text:p>
      <text:p text:style-name="P23">Di recente è stato scoperto che la presenza di documenti irrilevanti può migliorare l’accuratezza fino al 30%.</text:p>
      <text:p text:style-name="P23"/>
      <text:p text:style-name="P23"/>
      <text:p text:style-name="P23"/>
      <text:p text:style-name="P75">Langchain</text:p>
      <text:p text:style-name="P23"/>
      <text:p text:style-name="P24">Tool che consente di allenare in pipeline modelli LLM. </text:p>
      <text:p text:style-name="P24">LLM open source: Llama, BLOOM, Flan-T5, GPT-J. </text:p>
      <text:p text:style-name="P24">HuggingFace hosta diversi modelli, anche open source, che sono usabili gratis.</text:p>
      <text:p text:style-name="P24"/>
      <text:p text:style-name="P25">Ci sono sei moduli che costituiscono il workflow Langchain:</text:p>
      <text:list text:style-name="L19">
        <text:list-item>
          <text:p text:style-name="P135">Models: Choosing from different LLMs and embedding models</text:p>
        </text:list-item>
        <text:list-item>
          <text:p text:style-name="P135"><text:bookmark text:name="f707"/>Prompts: Managing LLM inputs</text:p>
        </text:list-item>
        <text:list-item>
          <text:p text:style-name="P135"><text:bookmark text:name="69b8"/>Chains: Combining LLMs with other components</text:p>
        </text:list-item>
        <text:list-item>
          <text:p text:style-name="P135"><text:bookmark text:name="cb65"/><text:soft-page-break/>Indexes: Accessing external data</text:p>
        </text:list-item>
        <text:list-item>
          <text:p text:style-name="P135"><text:bookmark text:name="26b7"/>Memory: Remembering previous conversations</text:p>
        </text:list-item>
        <text:list-item>
          <text:p text:style-name="P135"><text:bookmark text:name="952e"/>Agents: Accessing other tools</text:p>
        </text:list-item>
      </text:list>
      <text:p text:style-name="P25"/>
      <text:p text:style-name="P23"/>
      <text:p text:style-name="P54">RAG in LangChain</text:p>
      <text:p text:style-name="P23"/>
      <text:p text:style-name="P28">Preparazione dei dati esterni (es discorso di Biden):</text:p>
      <text:p text:style-name="P87"><text:bookmark text:name="7d37"/>import requests</text:p>
      <text:p text:style-name="P89">from langchain.document_loaders import TextLoader</text:p>
      <text:p text:style-name="P89">url = "https://raw.githubusercontent.com/langchain-ai/langchain/master/docs/docs/modules/state_of_the_union.txt"</text:p>
      <text:p text:style-name="P89">res = requests.get(url)</text:p>
      <text:p text:style-name="P89">with open("state_of_the_union.txt", "w") as f:</text:p>
      <text:p text:style-name="P89"><text:s text:c="4"/>f.write(res.text)</text:p>
      <text:p text:style-name="P89">loader = TextLoader('./state_of_the_union.txt')</text:p>
      <text:p text:style-name="P90">documents = loader.load()</text:p>
      <text:p text:style-name="P28">È buona pratica trasformare i dati in chunk perché possono essere troppo grandi (es: 500 tk per chunk con sovrapposizione di 50 tk):</text:p>
      <text:p text:style-name="P87"><text:bookmark text:name="7793"/>from langchain.text_splitter import CharacterTextSplitter</text:p>
      <text:p text:style-name="P89">text_splitter = CharacterTextSplitter(chunk_size=500, chunk_overlap=50)</text:p>
      <text:p text:style-name="P90">chunks = text_splitter.split_documents(documents)</text:p>
      <text:p text:style-name="P64">I dati devono essere trasformati in forma vettoriale (embedding), usando tool come Weaviate e Faiss (es: Weaviate):</text:p>
      <text:p text:style-name="P92"><text:bookmark text:name="d44a"/>from langchain.embeddings import OpenAIEmbeddings</text:p>
      <text:p text:style-name="P89">from langchain.vectorstores import Weaviate</text:p>
      <text:p text:style-name="P89">import weaviate</text:p>
      <text:p text:style-name="P89">from weaviate.embedded import EmbeddedOptions</text:p>
      <text:p text:style-name="P89">client = weaviate.Client(</text:p>
      <text:p text:style-name="P89"><text:s text:c="2"/>embedded_options = EmbeddedOptions()</text:p>
      <text:p text:style-name="P89">)</text:p>
      <text:p text:style-name="P89">vectorstore = Weaviate.from_documents(</text:p>
      <text:p text:style-name="P89"><text:s text:c="4"/>client = client, <text:s text:c="3"/></text:p>
      <text:p text:style-name="P89"><text:s text:c="4"/>documents = chunks,</text:p>
      <text:p text:style-name="P89"><text:s text:c="4"/>embedding = OpenAIEmbeddings(),</text:p>
      <text:p text:style-name="P89"><text:s text:c="4"/>by_text = False</text:p>
      <text:p text:style-name="P90">)</text:p>
      <text:p text:style-name="P93"><text:span text:style-name="T25">U</text:span><text:span text:style-name="T24">na volta popolato il database di vettori, si può eseguire il passo del recupero dei dati:</text:span></text:p>
      <text:p text:style-name="P91"><text:bookmark text:name="b7f8"/>retriever = vectorstore.as_retriever()</text:p>
      <text:p text:style-name="P93"><text:span text:style-name="T24"/></text:p>
      <text:p text:style-name="P63">Quindi si esegue l’augmentation, aggiungendo parametri alla query:</text:p>
      <text:p text:style-name="P63"><text:soft-page-break/></text:p>
      <text:p text:style-name="P89"><text:bookmark text:name="fa70"/>examples = [</text:p>
      <text:p text:style-name="P89"><text:s text:c="4"/>{"word": "happy", "antonym": "sad"},</text:p>
      <text:p text:style-name="P89"><text:s text:c="4"/>{"word": "tall", "antonym": "short"},</text:p>
      <text:p text:style-name="P89">]</text:p>
      <text:p text:style-name="P89">example_template = """</text:p>
      <text:p text:style-name="P89">Word: {word}</text:p>
      <text:p text:style-name="P89">Antonym: {antonym}\n</text:p>
      <text:p text:style-name="P90">"""</text:p>
      <text:p text:style-name="P89">from langchain.prompts import ChatPromptTemplate</text:p>
      <text:p text:style-name="P89">template = """You are an assistant for question-answering tasks. </text:p>
      <text:p text:style-name="P89">Use the following pieces of retrieved context to answer the question. </text:p>
      <text:p text:style-name="P89">If you don't know the answer, just say that you don't know. </text:p>
      <text:p text:style-name="P89">Use three sentences maximum and keep the answer concise.</text:p>
      <text:p text:style-name="P89"><text:span text:style-name="T36">Word</text:span>: {<text:span text:style-name="T36">word</text:span>} </text:p>
      <text:p text:style-name="P89"><text:span text:style-name="T36">Antonym</text:span>: {<text:span text:style-name="T36">antonym</text:span>} </text:p>
      <text:p text:style-name="P89">Answer:</text:p>
      <text:p text:style-name="P89">"""</text:p>
      <text:p text:style-name="P89">prompt = ChatPromptTemplate.from_template(template)</text:p>
      <text:p text:style-name="P93"><text:span text:style-name="T24"/></text:p>
      <text:p text:style-name="P29">Infine, si costruisce una catena:</text:p>
      <text:p text:style-name="P88"><text:bookmark text:name="8bd0"/>from langchain.chat_models import ChatOpenAI</text:p>
      <text:p text:style-name="P89">from langchain.schema.runnable import RunnablePassthrough</text:p>
      <text:p text:style-name="P89">from langchain.schema.output_parser import StrOutputParser</text:p>
      <text:p text:style-name="P89">llm = ChatOpenAI(model_name="gpt-3.5-turbo", temperature=0)</text:p>
      <text:p text:style-name="P89">rag_chain = (</text:p>
      <text:p text:style-name="P89"><text:s text:c="4"/>{"context": retriever, <text:s/>"question": RunnablePassthrough()} </text:p>
      <text:p text:style-name="P89"><text:s text:c="4"/>| prompt </text:p>
      <text:p text:style-name="P89"><text:s text:c="4"/>| llm</text:p>
      <text:p text:style-name="P89"><text:s text:c="4"/>| StrOutputParser() </text:p>
      <text:p text:style-name="P89">)</text:p>
      <text:p text:style-name="P89">query = "What did the president say about Justice Breyer"</text:p>
      <text:p text:style-name="P90">rag_chain.invoke(query)</text:p>
      <text:p text:style-name="P76"/>
      <text:p text:style-name="P76"/>
      <text:p text:style-name="P76">Graph RAG</text:p>
      <text:p text:style-name="P30"/>
      <text:p text:style-name="P30">Finora abbiamo analizzato i sistemi RAG basati su Text Embedding (Text2Vec), ma questi soffrono di alcune limitazioni. In particolare, quando la query prevede una risposta che si astrae dal contenuto di uno o più documenti singoli, domande “globali”, ad esempio chiedendo una classifica di personalità più influenti negli ultimi anni.</text:p>
      <text:p text:style-name="P31">Un’alternativa sono le Graph RAG basate su Knowledge Graphs (KG), in cui un’area di conoscenza è rappresentata da un grafo, i cui nodi sono i <text:soft-page-break/>documenti e i cui archi sono le relazioni inerenti tra i documenti. In questo modo è possibile astrarre informazioni dal semplice contenuto di uno o più documenti.</text:p>
      <text:p text:style-name="P32">Funzionamento:</text:p>
      <text:list text:style-name="L20">
        <text:list-item>
          <text:p text:style-name="P136">Estrazione del grafo: usando LLM vengono estratte dai documenti le entità e le loro relazioni (es: Microsoft graphrag);</text:p>
        </text:list-item>
        <text:list-item>
          <text:p text:style-name="P136">Salvataggio del grafo: serve un DB a grafi, come ArangoDB e Neo4J, basati sul linguaggio Cypher/Gremlin. Interfaccia Graph2NoSQL: <text:a xlink:type="simple" xlink:href="https://github.com/jakobap/graph2nosql" text:style-name="Internet_20_link" text:visited-style-name="Visited_20_Internet_20_Link">https://github.com/jakobap/graph2nosql</text:a>;</text:p>
        </text:list-item>
        <text:list-item>
          <text:p text:style-name="P136">Identificazione delle comunità: una comunità è un insieme di nodi che sono più connessi rispetto ad altri. Si usano algoritmi come Louvain, Girvan-Newman, Infomap;</text:p>
        </text:list-item>
        <text:list-item>
          <text:p text:style-name="P149"><text:span text:style-name="T2">Report delle comunità: riassunto di ciascuna comunità che mette in risalto i nodi e le loro relazioni. Le comunità e i report si riferiscono a molteplici documenti, astraendo dalla semplice nozionistica. </text:span><text:span text:style-name="T10">Microsoft GraphRAG, dopo i community report, effettua anche i findings, ovvero riassume le nozioni fondamentali della comunità</text:span></text:p>
        </text:list-item>
        <text:list-item>
          <text:p text:style-name="P137">Map-reduce: nella map la query dell’utente viene mappata nel report di una comunità; l’LLM calcola il punteggio di rilevanza di ciascuna comunità; nella reduce le entry vengono ordinate e filtrate per punteggio di rilevanza. I report di comunità più rilevanti vengono utilizzati in fase di generazione per produrre l’output dall’LLM.</text:p>
        </text:list-item>
      </text:list>
      <text:p text:style-name="P94"><text:span text:style-name="T2"/></text:p>
      <text:p text:style-name="P94"><text:span text:style-name="T2"/></text:p>
      <text:p text:style-name="P55">Conclusioni</text:p>
      <text:p text:style-name="P33">Questo approccio funziona bene, consentendo agli utenti di avere risposte soddisfacenti alle domande “che contano”, cioè quelle globali, che richiedono capacità di sintesi e analisi, abilità di comprendere i nessi causa-effetto, che superano la semplice nozionistica.</text:p>
      <text:p text:style-name="P33"/>
      <text:p text:style-name="P56">Creazione di una GraphRAG</text:p>
      <text:p text:style-name="P34">Codice algoritmo: <text:a xlink:type="simple" xlink:href="https://github.com/tomasonjo/blogs/blob/master/llm/enhancing_rag_with_graph.ipynb" text:style-name="Internet_20_link" text:visited-style-name="Visited_20_Internet_20_Link">https://github.com/tomasonjo/blogs/blob/master/llm/enhancing_rag_with_graph.ipynb</text:a></text:p>
      <text:p text:style-name="P34">Tool che servono: Langchain + Neo4j, basato su AuraDB (database a grafo)</text:p>
      <text:p text:style-name="P34"/>
      <text:p text:style-name="P35">Passi da seguire: </text:p>
      <text:list text:style-name="L21">
        <text:list-item>
          <text:p text:style-name="P150"><text:span text:style-name="T11">Creazione grafo vuoto: </text:span><text:bookmark text:name="642e"/><text:span text:style-name="T11"><text:s/>graph = Neo4jGraph()</text:span></text:p>
        </text:list-item>
        <text:list-item>
          <text:p text:style-name="P138"><text:soft-page-break/>lettura dei dati con un loader e tokenizzazione;</text:p>
        </text:list-item>
        <text:list-item>
          <text:p text:style-name="P138">Usare un modello LLM (come GPT-4) in ausilio al modulo LLMGraphTransformer per estrarre un KG dai dati. Nota: migliore è il modello migliore è la conoscenza trasferita nel grafo</text:p>
        </text:list-item>
        <text:list-item>
          <text:p text:style-name="P139">Salvataggio del grafo in un DB come Neo4j;</text:p>
        </text:list-item>
      </text:list>
      <text:p text:style-name="P95"><text:span text:style-name="T2"/></text:p>
      <text:p text:style-name="P37">Retrieve: si usa un approccio ibrido, cioè vengono recuperati sia dati non strutturati (vettoriali) che dati strutturati (grafo).</text:p>
      <text:p text:style-name="P97"><text:span text:style-name="T12">Dati non strutturati → </text:span><text:span text:style-name="Source_20_Text"><text:span text:style-name="T37">Neo4jVector.from_existing_graph </text:span></text:span><text:span text:style-name="T12">che calcola gli embedding;</text:span></text:p>
      <text:p text:style-name="P96"><text:span text:style-name="T2">Dati strutturati: </text:span><text:span text:style-name="T13">insieme organizzato di entità e relazioni.</text:span></text:p>
      <text:p text:style-name="P38">Prima vengono recuperati i dati non strutturati, poi quelli strutturati, infine vengono combinati</text:p>
      <text:p text:style-name="P98"><text:span text:style-name="T2"/></text:p>
      <text:p text:style-name="P77">RAG 2.0</text:p>
      <text:p text:style-name="P99"><text:span text:style-name="T2"/></text:p>
      <text:p text:style-name="P36">Problemi del RAG: è un’accozzaglia di elementi distinti, non è omogeneo.</text:p>
      <text:p text:style-name="P36">RAG 2.0: approccio più complesso che prevede pre-train e fine-tuning sia del modello sottostante che del retriever RAG, in modo end-to-end, facendo lavorare in sinergia questi due componenti.</text:p>
      <text:p text:style-name="P36">Rispetto al RAG di prima generazione, RAG 2.0 dimostra prestazioni nettamente superiori.</text:p>
      <text:p text:style-name="P32"/>
      <text:p text:style-name="P103"><text:span text:style-name="T21">Alcuni algoritmi: </text:span><text:a xlink:type="simple" xlink:href="https://github.com/deepset-ai/haystack" text:style-name="Internet_20_link" text:visited-style-name="Visited_20_Internet_20_Link"><text:span text:style-name="T21">Haystack</text:span></text:a><text:span text:style-name="T21">, Facebook, </text:span><text:a xlink:type="simple" xlink:href="https://github.com/facebookresearch/faiss" text:style-name="Internet_20_link" text:visited-style-name="Visited_20_Internet_20_Link"><text:span text:style-name="T21">FAISS</text:span></text:a><text:span text:style-name="T21">.</text:span></text:p>
      <text:p text:style-name="P23"/>
      <text:p text:style-name="P23"/>
      <text:p text:style-name="P23"/>
      <text:p text:style-name="P78">Sfide del RAG</text:p>
      <text:p text:style-name="P39"/>
      <text:p text:style-name="P39">Spesso i sistemi RAG, per quanto possano performare bene in fase di valutazione, possono avere prestazioni non ottimali in fase di deploy, cioè quando servono effettivamente.</text:p>
      <text:p text:style-name="P39">Alcuni fattori importanti sono:</text:p>
      <text:list text:style-name="L22">
        <text:list-item>
          <text:p text:style-name="P140">il carico, che varia da un momento all’altro;</text:p>
        </text:list-item>
        <text:list-item>
          <text:p text:style-name="P140">l’interazione in tempo reale con gli utenti;</text:p>
        </text:list-item>
        <text:list-item>
          <text:p text:style-name="P141">le fonti di dati: è importante usare diverse fonti per allenare il sistema;</text:p>
        </text:list-item>
      </text:list>
      <text:p text:style-name="P100"><text:span text:style-name="T2"/></text:p>
      <text:p text:style-name="P59">Scelte</text:p>
      <text:list text:style-name="L23">
        <text:list-item>
          <text:p text:style-name="P142"><text:soft-page-break/>In fase di retrieve evitare la cosine similarity perché non ha buone prestazioni in ambiti specifici. Consigli: multi query, </text:p>
        </text:list-item>
      </text:list>
      <text:p text:style-name="P23"/>
      <text:p text:style-name="P23"/>
      <text:p text:style-name="P23"/>
      <text:p text:style-name="P79">Algoritmi RAG avanzato</text:p>
      <text:p text:style-name="P40"/>
      <text:p text:style-name="P57">Tecniche di ottimizzazione</text:p>
      <text:list text:style-name="L24">
        <text:list-item>
          <text:p text:style-name="P143">Pre-retrieve: <text:span text:style-name="T38">pulizia del testo e chunking (vedi sopra);</text:span></text:p>
        </text:list-item>
        <text:list-item>
          <text:p text:style-name="P143">Durante il retrieve: <text:span text:style-name="T38">espansione della query + self-query + filtered vector search; </text:span></text:p>
        </text:list-item>
        <text:list-item>
          <text:p text:style-name="P143"><text:span text:style-name="T38">P</text:span>ost-retrieve: <text:span text:style-name="T38">reranking dei documenti</text:span></text:p>
        </text:list-item>
      </text:list>
      <text:p text:style-name="P40"/>
      <text:p text:style-name="P40"/>
      <text:p text:style-name="P58">Retrieve</text:p>
      <text:p text:style-name="P41">Tool usati: database vettoriale → Qdrant</text:p>
      <text:p text:style-name="P41">Una singola query → un vettore → non sufficiente per trovare contesto</text:p>
      <text:list text:style-name="L25">
        <text:list-item>
          <text:p text:style-name="P144">Multiple query → molteplici prospettive, molteplici vettori</text:p>
        </text:list-item>
      </text:list>
      <text:list text:style-name="L26">
        <text:list-item>
          <text:p text:style-name="P151"><text:span text:style-name="T15">Self-query: da una query vengono estratti dei metadati che vengono usati </text:span><text:span text:style-name="T14">dal sistema</text:span><text:span text:style-name="T15"> per i</text:span><text:span text:style-name="T14">nterrogare se stesso usando i metadati stessi come filtri.</text:span></text:p>
        </text:list-item>
      </text:list>
      <text:list text:style-name="L27">
        <text:list-item>
          <text:p text:style-name="P152"><text:span text:style-name="T14">Filtered vector search: il problema è che i vettori di embedding non sono granché per il matching esatto di keyword specifiche → </text:span><text:span text:style-name="T16">sarebbe meglio usare un approccio ibrido in cui si combina la ricerca vettoriale (o densa) con algoritmi di ricerca parole come BM25 basato su TF-IDF. </text:span><text:span text:style-name="T17">Langchain utilizza tale approccio ibrido dietro le quinte.</text:span></text:p>
        </text:list-item>
      </text:list>
      <text:p text:style-name="P101"><text:span text:style-name="T17"/></text:p>
      <text:p text:style-name="P101"><text:span text:style-name="T17"/></text:p>
      <text:p text:style-name="P60">Post-retrieve</text:p>
      <text:p text:style-name="P102"><text:span text:style-name="T2">La query expansion provoca il recupero di </text:span><text:span text:style-name="T19">K</text:span><text:span text:style-name="T2"> chunk per ciascuna delle N query prodotte: in totale N x </text:span><text:span text:style-name="T18">K</text:span><text:span text:style-name="T2"> chunk, che possono portare a una risposta troppo lunga e che contiene info irrilevanti.</text:span></text:p>
      <text:p text:style-name="P102"><text:span text:style-name="T2">Soluzione: reranking, </text:span><text:span text:style-name="T18">ovvero mappare i chunk recuperati dal modello nel loro punteggio di rilevanza e prendere i primi K col punteggio più alto.</text:span></text:p>
      <text:p text:style-name="P41"/>
      <text:p text:style-name="P41"/>
      <text:p text:style-name="P80">Applicazioni del RAG</text:p>
      <text:p text:style-name="P43"/>
      <text:list text:style-name="L28">
        <text:list-item>
          <text:p text:style-name="P145"><text:soft-page-break/>MolReGPT → chimica: LLM che adopera RAG per l’apprendimento delle molecole;</text:p>
        </text:list-item>
        <text:list-item>
          <text:p text:style-name="P146"/>
        </text:list-item>
      </text:list>
      <text:p text:style-name="P43"/>
      <text:p text:style-name="P43"/>
      <text:p text:style-name="P23"/>
      <text:p text:style-name="P75">Comandi utili</text:p>
      <text:p text:style-name="P24"/>
      <text:p text:style-name="P53">Langchain</text:p>
      <text:p text:style-name="P24">! pip install langchain</text:p>
      <text:p text:style-name="P24">import langchain</text:p>
      <text:p text:style-name="P24"/>
      <text:p text:style-name="P85"><text:bookmark text:name="Copia 407d 1"/>format</text:p>
      <text:p text:style-name="P24"/>
      <text:p text:style-name="P24"/>
      <text:p text:style-name="P26">Gestione modelli:</text:p>
      <text:p text:style-name="P85"><text:bookmark text:name="2a14"/>! pip install huggingface_hub</text:p>
      <text:p text:style-name="P85">from langchain import HuggingFaceHub</text:p>
      <text:p text:style-name="P85">llm = HuggingFaceHub(repo_id = "google/flan-t5-xl")</text:p>
      <text:p text:style-name="P85"># The LLM takes a prompt as an input and outputs a completion</text:p>
      <text:p text:style-name="P85">prompt = "Alice has a parrot. What animal is Alice's pet?"</text:p>
      <text:p text:style-name="P85">completion = llm(prompt)</text:p>
      <text:p text:style-name="P24"/>
      <text:p text:style-name="P26">Gestione prompt:</text:p>
      <text:p text:style-name="P85"><text:bookmark text:name="407d"/>from langchain import PromptTemplate</text:p>
      <text:p text:style-name="P85">template = "What is a good name for a company that makes {product}?"</text:p>
      <text:p text:style-name="P85">prompt = PromptTemplate(</text:p>
      <text:p text:style-name="P85"><text:s text:c="4"/>input_variables=["product"],</text:p>
      <text:p text:style-name="P85"><text:s text:c="4"/>template=template,</text:p>
      <text:p text:style-name="P85">)</text:p>
      <text:p text:style-name="P85">prompt.format(product="colorful socks")</text:p>
      <text:p text:style-name="P25"/>
      <text:p text:style-name="P27">Concatenazione:</text:p>
      <text:p text:style-name="P86"><text:bookmark text:name="c56e"/>from langchain.chains import LLMChain, SimpleSequentialChain</text:p>
      <text:p text:style-name="P86"><text:bookmark text:name="d775"/>chain = LLMChain(llm = llm, </text:p>
      <text:p text:style-name="P85"><text:s text:c="18"/>prompt = prompt)</text:p>
      <text:p text:style-name="P86"><text:bookmark text:name="Copia c56e 1"/>second_prompt = PromptTemplate(</text:p>
      <text:p text:style-name="P86"><text:s text:c="4"/>input_variables=["company_name"],</text:p>
      <text:p text:style-name="P86"><text:s text:c="4"/>template="Write a catchphrase for the following company: {company_name}",</text:p>
      <text:p text:style-name="P85">)</text:p>
      <text:p text:style-name="P85">chain_two = LLMChain(llm=llm, prompt=second_prompt)</text:p>
      <text:p text:style-name="P85"># Combine the first and the second chain </text:p>
      <text:p text:style-name="P85">overall_chain = SimpleSequentialChain(chains=[chain, chain_two], verbose=True)</text:p>
      <text:p text:style-name="P85"><text:soft-page-break/># Run the chain specifying only the input variable for the first chain.</text:p>
      <text:p text:style-name="P85">catchphrase = overall_chain.run("colorful socks")</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OpenSymbol2" svg:font-family="OpenSymbol, 'Arial Unicode MS'" style:font-family-generic="system" style:font-pitch="variable"/>
    <style:font-face style:name="Tw Cen MT" svg:font-family="'Tw Cen 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ile_20_di_20_disegno_20_predefinito" style:display-name="Stile di disegno predefinito"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Oggetto_20_senza_20_riempimento" style:display-name="Oggetto senza riempimento" style:family="paragraph" style:parent-style-name="Stile_20_di_20_disegno_20_predefinit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Stile_20_di_20_disegno_20_predefinit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olo_20_A4" style:display-name="Titolo A4" style:family="paragraph" style:parent-style-name="A4">
      <style:text-properties style:font-name="Noto Sans" fo:font-family="'Noto Sans'" style:font-family-generic="roman" style:font-pitch="variable" fo:font-size="44pt" style:font-size-asian="44pt"/>
    </style:style>
    <style:style style:name="Intestazione_20_A4" style:display-name="Intestazione A4" style:family="paragraph" style:parent-style-name="A4">
      <style:text-properties style:font-name="Noto Sans" fo:font-family="'Noto Sans'" style:font-family-generic="roman" style:font-pitch="variable" fo:font-size="24pt" style:font-size-asian="24pt"/>
    </style:style>
    <style:style style:name="Testo_20_A4" style:display-name="Tes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olo_20_A0" style:display-name="Titolo A0" style:family="paragraph" style:parent-style-name="A0">
      <style:text-properties style:font-name="Noto Sans" fo:font-family="'Noto Sans'" style:font-family-generic="roman" style:font-pitch="variable" fo:font-size="96pt" style:font-size-asian="96pt"/>
    </style:style>
    <style:style style:name="Intestazione_20_A0" style:display-name="Intestazione A0" style:family="paragraph" style:parent-style-name="A0">
      <style:text-properties style:font-name="Noto Sans" fo:font-family="'Noto Sans'" style:font-family-generic="roman" style:font-pitch="variable" fo:font-size="71.5pt" style:font-size-asian="71.5pt"/>
    </style:style>
    <style:style style:name="Testo_20_A0" style:display-name="Testo A0" style:family="paragraph" style:parent-style-name="A0">
      <style:text-properties style:font-name="Noto Sans" fo:font-family="'Noto Sans'" style:font-family-generic="roman" style:font-pitch="variable" fo:font-size="48pt" style:font-size-asian="48pt"/>
    </style:style>
    <style:style style:name="Immagine"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OpenSymbol2" style:font-family-complex="OpenSymbol, 'Arial Unicode MS'" style:font-family-generic-complex="system" style:font-pitch-complex="variable" style:font-size-complex="12pt"/>
    </style:style>
    <style:style style:name="Forme" style:family="paragraph" style:parent-style-name="Immagine">
      <style:text-properties style:font-name="Liberation Sans" fo:font-family="'Liberation Sans'" style:font-family-generic="roman" style:font-pitch="variable" fo:font-size="14pt" fo:font-weight="bold" style:font-size-asian="14pt" style:font-weight-asian="bold"/>
    </style:style>
    <style:style style:name="Pieno" style:family="paragraph" style:parent-style-name="Forme">
      <style:text-properties style:font-name="Liberation Sans" fo:font-family="'Liberation Sans'" style:font-family-generic="roman" style:font-pitch="variable" fo:font-size="14pt" fo:font-weight="bold" style:font-size-asian="14pt" style:font-weight-asian="bold"/>
    </style:style>
    <style:style style:name="Blu_20_pieno" style:display-name="Blu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Verde_20_pieno" style:display-name="Verde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Rosso_20_pieno" style:display-name="Rosso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Giallo_20_pieno" style:display-name="Giallo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Contornato" style:family="paragraph" style:parent-style-name="Forme">
      <style:text-properties style:font-name="Liberation Sans" fo:font-family="'Liberation Sans'" style:font-family-generic="roman" style:font-pitch="variable" fo:font-size="14pt" fo:font-weight="bold" style:font-size-asian="14pt" style:font-weight-asian="bold"/>
    </style:style>
    <style:style style:name="Contornato_20_in_20_blu" style:display-name="Contornato in blu" style:family="paragraph" style:parent-style-name="Contornato">
      <style:text-properties fo:color="#355269" loext:opacity="100%" style:font-name="Liberation Sans" fo:font-family="'Liberation Sans'" style:font-family-generic="roman" style:font-pitch="variable" fo:font-size="14pt" fo:font-weight="bold" style:font-size-asian="14pt" style:font-weight-asian="bold"/>
    </style:style>
    <style:style style:name="Contornato_20_in_20_verde" style:display-name="Contornato in verde" style:family="paragraph" style:parent-style-name="Contornato">
      <style:text-properties fo:color="#127622" loext:opacity="100%" style:font-name="Liberation Sans" fo:font-family="'Liberation Sans'" style:font-family-generic="roman" style:font-pitch="variable" fo:font-size="14pt" fo:font-weight="bold" style:font-size-asian="14pt" style:font-weight-asian="bold"/>
    </style:style>
    <style:style style:name="Contornato_20_in_20_rosso" style:display-name="Contornato in rosso" style:family="paragraph" style:parent-style-name="Contornato">
      <style:text-properties fo:color="#c9211e" loext:opacity="100%" style:font-name="Liberation Sans" fo:font-family="'Liberation Sans'" style:font-family-generic="roman" style:font-pitch="variable" fo:font-size="14pt" fo:font-weight="bold" style:font-size-asian="14pt" style:font-weight-asian="bold"/>
    </style:style>
    <style:style style:name="Contornato_20_in_20_giallo" style:display-name="Contornato in giallo" style:family="paragraph" style:parent-style-name="Contornato">
      <style:text-properties fo:color="#b47804" loext:opacity="100%" style:font-name="Liberation Sans" fo:font-family="'Liberation Sans'" style:font-family-generic="roman" style:font-pitch="variable" fo:font-size="14pt" fo:font-weight="bold" style:font-size-asian="14pt" style:font-weight-asian="bold"/>
    </style:style>
    <style:style style:name="Linee" style:family="paragraph" style:parent-style-name="Immagine">
      <style:text-properties style:font-name="Liberation Sans" fo:font-family="'Liberation Sans'" style:font-family-generic="roman" style:font-pitch="variable" fo:font-size="18pt" style:font-size-asian="18pt"/>
    </style:style>
    <style:style style:name="Linea_20_a_20_freccia" style:display-name="Linea a freccia" style:family="paragraph" style:parent-style-name="Linee">
      <style:text-properties style:font-name="Liberation Sans" fo:font-family="'Liberation Sans'" style:font-family-generic="roman" style:font-pitch="variable" fo:font-size="18pt" style:font-size-asian="18pt"/>
    </style:style>
    <style:style style:name="Linea_20_tratteggiata" style:display-name="Linea tratteggiata" style:family="paragraph" style:parent-style-name="Linee">
      <style:text-properties style:font-name="Liberation Sans" fo:font-family="'Liberation Sans'" style:font-family-generic="roman" style:font-pitch="variable" fo:font-size="18pt" style:font-size-asian="18pt"/>
    </style:style>
    <style:style style:name="Diapositiva_20_titolo_7e_LT_7e_Gliederung_20_1" style:display-name="Diapositiva titolo~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Diapositiva_20_titolo_7e_LT_7e_Gliederung_20_2" style:display-name="Diapositiva titolo~LT~Gliederung 2" style:family="paragraph" style:parent-style-name="Diapositiva_20_titolo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iapositiva_20_titolo_7e_LT_7e_Gliederung_20_3" style:display-name="Diapositiva titolo~LT~Gliederung 3" style:family="paragraph" style:parent-style-name="Diapositiva_20_titolo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iapositiva_20_titolo_7e_LT_7e_Gliederung_20_4" style:display-name="Diapositiva titolo~LT~Gliederung 4" style:family="paragraph" style:parent-style-name="Diapositiva_20_titolo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iapositiva_20_titolo_7e_LT_7e_Gliederung_20_5" style:display-name="Diapositiva titolo~LT~Gliederung 5" style:family="paragraph" style:parent-style-name="Diapositiva_20_titolo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6" style:display-name="Diapositiva titolo~LT~Gliederung 6" style:family="paragraph" style:parent-style-name="Diapositiva_20_titolo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7" style:display-name="Diapositiva titolo~LT~Gliederung 7" style:family="paragraph" style:parent-style-name="Diapositiva_20_titolo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8" style:display-name="Diapositiva titolo~LT~Gliederung 8" style:family="paragraph" style:parent-style-name="Diapositiva_20_titolo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9" style:display-name="Diapositiva titolo~LT~Gliederung 9" style:family="paragraph" style:parent-style-name="Diapositiva_20_titolo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Titel" style:display-name="Diapositiva titolo~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Diapositiva_20_titolo_7e_LT_7e_Untertitel" style:display-name="Diapositiva titolo~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Diapositiva_20_titolo_7e_LT_7e_Notizen" style:display-name="Diapositiva titolo~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Diapositiva_20_titolo_7e_LT_7e_Hintergrundobjekte" style:display-name="Diapositiva titol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Diapositiva_20_titolo_7e_LT_7e_Hintergrund" style:display-name="Diapositiva titol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OpenSymbol2" style:font-family-complex="OpenSymbol, 'Arial Unicode M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ggetti_20_di_20_sfondo" style:display-name="Oggetti di sfondo"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Sfondo"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Note"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Struttura_20_1" style:display-name="Struttura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Struttura_20_2" style:display-name="Struttura 2" style:family="paragraph" style:parent-style-name="Struttura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ruttura_20_3" style:display-name="Struttura 3" style:family="paragraph" style:parent-style-name="Struttura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ruttura_20_4" style:display-name="Struttura 4" style:family="paragraph" style:parent-style-name="Struttura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ruttura_20_5" style:display-name="Struttura 5" style:family="paragraph" style:parent-style-name="Struttura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testo_20_verticale_7e_LT_7e_Gliederung_20_1" style:display-name="Titolo e testo verticale~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e_20_testo_20_verticale_7e_LT_7e_Gliederung_20_2" style:display-name="Titolo e testo verticale~LT~Gliederung 2" style:family="paragraph" style:parent-style-name="Titolo_20_e_20_testo_20_verticale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olo_20_e_20_testo_20_verticale_7e_LT_7e_Gliederung_20_3" style:display-name="Titolo e testo verticale~LT~Gliederung 3" style:family="paragraph" style:parent-style-name="Titolo_20_e_20_testo_20_verticale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olo_20_e_20_testo_20_verticale_7e_LT_7e_Gliederung_20_4" style:display-name="Titolo e testo verticale~LT~Gliederung 4" style:family="paragraph" style:parent-style-name="Titolo_20_e_20_testo_20_verticale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olo_20_e_20_testo_20_verticale_7e_LT_7e_Gliederung_20_5" style:display-name="Titolo e testo verticale~LT~Gliederung 5" style:family="paragraph" style:parent-style-name="Titolo_20_e_20_testo_20_verticale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testo_20_verticale_7e_LT_7e_Gliederung_20_6" style:display-name="Titolo e testo verticale~LT~Gliederung 6" style:family="paragraph" style:parent-style-name="Titolo_20_e_20_testo_20_verticale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testo_20_verticale_7e_LT_7e_Gliederung_20_7" style:display-name="Titolo e testo verticale~LT~Gliederung 7" style:family="paragraph" style:parent-style-name="Titolo_20_e_20_testo_20_verticale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testo_20_verticale_7e_LT_7e_Gliederung_20_8" style:display-name="Titolo e testo verticale~LT~Gliederung 8" style:family="paragraph" style:parent-style-name="Titolo_20_e_20_testo_20_verticale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testo_20_verticale_7e_LT_7e_Gliederung_20_9" style:display-name="Titolo e testo verticale~LT~Gliederung 9" style:family="paragraph" style:parent-style-name="Titolo_20_e_20_testo_20_verticale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testo_20_verticale_7e_LT_7e_Titel" style:display-name="Titolo e testo verticale~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e_20_testo_20_verticale_7e_LT_7e_Untertitel" style:display-name="Titolo e testo vertical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e_20_testo_20_verticale_7e_LT_7e_Notizen" style:display-name="Titolo e testo vertical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e_20_testo_20_verticale_7e_LT_7e_Hintergrundobjekte" style:display-name="Titolo e testo vertical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Titolo_20_e_20_testo_20_verticale_7e_LT_7e_Hintergrund" style:display-name="Titolo e testo vertical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Titolo_20_verticale_20_e_20_testo_7e_LT_7e_Gliederung_20_1" style:display-name="Titolo verticale e testo~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verticale_20_e_20_testo_7e_LT_7e_Gliederung_20_2" style:display-name="Titolo verticale e testo~LT~Gliederung 2" style:family="paragraph" style:parent-style-name="Titolo_20_verticale_20_e_20_testo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olo_20_verticale_20_e_20_testo_7e_LT_7e_Gliederung_20_3" style:display-name="Titolo verticale e testo~LT~Gliederung 3" style:family="paragraph" style:parent-style-name="Titolo_20_verticale_20_e_20_testo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olo_20_verticale_20_e_20_testo_7e_LT_7e_Gliederung_20_4" style:display-name="Titolo verticale e testo~LT~Gliederung 4" style:family="paragraph" style:parent-style-name="Titolo_20_verticale_20_e_20_testo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olo_20_verticale_20_e_20_testo_7e_LT_7e_Gliederung_20_5" style:display-name="Titolo verticale e testo~LT~Gliederung 5" style:family="paragraph" style:parent-style-name="Titolo_20_verticale_20_e_20_testo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verticale_20_e_20_testo_7e_LT_7e_Gliederung_20_6" style:display-name="Titolo verticale e testo~LT~Gliederung 6" style:family="paragraph" style:parent-style-name="Titolo_20_verticale_20_e_20_testo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verticale_20_e_20_testo_7e_LT_7e_Gliederung_20_7" style:display-name="Titolo verticale e testo~LT~Gliederung 7" style:family="paragraph" style:parent-style-name="Titolo_20_verticale_20_e_20_testo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verticale_20_e_20_testo_7e_LT_7e_Gliederung_20_8" style:display-name="Titolo verticale e testo~LT~Gliederung 8" style:family="paragraph" style:parent-style-name="Titolo_20_verticale_20_e_20_testo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verticale_20_e_20_testo_7e_LT_7e_Gliederung_20_9" style:display-name="Titolo verticale e testo~LT~Gliederung 9" style:family="paragraph" style:parent-style-name="Titolo_20_verticale_20_e_20_testo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verticale_20_e_20_testo_7e_LT_7e_Titel" style:display-name="Titolo verticale e testo~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verticale_20_e_20_testo_7e_LT_7e_Untertitel" style:display-name="Titolo verticale e testo~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verticale_20_e_20_testo_7e_LT_7e_Notizen" style:display-name="Titolo verticale e testo~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verticale_20_e_20_testo_7e_LT_7e_Hintergrundobjekte" style:display-name="Titolo verticale e test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Titolo_20_verticale_20_e_20_testo_7e_LT_7e_Hintergrund" style:display-name="Titolo verticale e test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Titolo_20_e_20_contenuto_7e_LT_7e_Gliederung_20_1" style:display-name="Titolo e contenuto~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e_20_contenuto_7e_LT_7e_Gliederung_20_2" style:display-name="Titolo e contenuto~LT~Gliederung 2" style:family="paragraph" style:parent-style-name="Titolo_20_e_20_contenuto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olo_20_e_20_contenuto_7e_LT_7e_Gliederung_20_3" style:display-name="Titolo e contenuto~LT~Gliederung 3" style:family="paragraph" style:parent-style-name="Titolo_20_e_20_contenuto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olo_20_e_20_contenuto_7e_LT_7e_Gliederung_20_4" style:display-name="Titolo e contenuto~LT~Gliederung 4" style:family="paragraph" style:parent-style-name="Titolo_20_e_20_contenuto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olo_20_e_20_contenuto_7e_LT_7e_Gliederung_20_5" style:display-name="Titolo e contenuto~LT~Gliederung 5" style:family="paragraph" style:parent-style-name="Titolo_20_e_20_contenuto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6" style:display-name="Titolo e contenuto~LT~Gliederung 6" style:family="paragraph" style:parent-style-name="Titolo_20_e_20_contenuto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7" style:display-name="Titolo e contenuto~LT~Gliederung 7" style:family="paragraph" style:parent-style-name="Titolo_20_e_20_contenuto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8" style:display-name="Titolo e contenuto~LT~Gliederung 8" style:family="paragraph" style:parent-style-name="Titolo_20_e_20_contenuto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9" style:display-name="Titolo e contenuto~LT~Gliederung 9" style:family="paragraph" style:parent-style-name="Titolo_20_e_20_contenuto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Titel" style:display-name="Titolo e contenuto~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e_20_contenuto_7e_LT_7e_Untertitel" style:display-name="Titolo e contenuto~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e_20_contenuto_7e_LT_7e_Notizen" style:display-name="Titolo e contenuto~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Titolo_20_e_20_contenuto_7e_LT_7e_Hintergrundobjekte" style:display-name="Titolo e contenut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Titolo_20_e_20_contenuto_7e_LT_7e_Hintergrund" style:display-name="Titolo e contenut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Intestazione_20_sezione_7e_LT_7e_Gliederung_20_1" style:display-name="Intestazione sezione~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Intestazione_20_sezione_7e_LT_7e_Gliederung_20_2" style:display-name="Intestazione sezione~LT~Gliederung 2" style:family="paragraph" style:parent-style-name="Intestazione_20_sezione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testazione_20_sezione_7e_LT_7e_Gliederung_20_3" style:display-name="Intestazione sezione~LT~Gliederung 3" style:family="paragraph" style:parent-style-name="Intestazione_20_sezione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testazione_20_sezione_7e_LT_7e_Gliederung_20_4" style:display-name="Intestazione sezione~LT~Gliederung 4" style:family="paragraph" style:parent-style-name="Intestazione_20_sezione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testazione_20_sezione_7e_LT_7e_Gliederung_20_5" style:display-name="Intestazione sezione~LT~Gliederung 5" style:family="paragraph" style:parent-style-name="Intestazione_20_sezione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stazione_20_sezione_7e_LT_7e_Gliederung_20_6" style:display-name="Intestazione sezione~LT~Gliederung 6" style:family="paragraph" style:parent-style-name="Intestazione_20_sezione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stazione_20_sezione_7e_LT_7e_Gliederung_20_7" style:display-name="Intestazione sezione~LT~Gliederung 7" style:family="paragraph" style:parent-style-name="Intestazione_20_sezione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stazione_20_sezione_7e_LT_7e_Gliederung_20_8" style:display-name="Intestazione sezione~LT~Gliederung 8" style:family="paragraph" style:parent-style-name="Intestazione_20_sezione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stazione_20_sezione_7e_LT_7e_Gliederung_20_9" style:display-name="Intestazione sezione~LT~Gliederung 9" style:family="paragraph" style:parent-style-name="Intestazione_20_sezione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stazione_20_sezione_7e_LT_7e_Titel" style:display-name="Intestazione sezione~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Intestazione_20_sezione_7e_LT_7e_Untertitel" style:display-name="Intestazione sezion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Intestazione_20_sezione_7e_LT_7e_Notizen" style:display-name="Intestazione sezion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Intestazione_20_sezione_7e_LT_7e_Hintergrundobjekte" style:display-name="Intestazione sezion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Intestazione_20_sezione_7e_LT_7e_Hintergrund" style:display-name="Intestazione sezion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Due_20_contenuti_7e_LT_7e_Gliederung_20_1" style:display-name="Due contenuti~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Due_20_contenuti_7e_LT_7e_Gliederung_20_2" style:display-name="Due contenuti~LT~Gliederung 2" style:family="paragraph" style:parent-style-name="Due_20_contenuti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ue_20_contenuti_7e_LT_7e_Gliederung_20_3" style:display-name="Due contenuti~LT~Gliederung 3" style:family="paragraph" style:parent-style-name="Due_20_contenuti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ue_20_contenuti_7e_LT_7e_Gliederung_20_4" style:display-name="Due contenuti~LT~Gliederung 4" style:family="paragraph" style:parent-style-name="Due_20_contenuti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ue_20_contenuti_7e_LT_7e_Gliederung_20_5" style:display-name="Due contenuti~LT~Gliederung 5" style:family="paragraph" style:parent-style-name="Due_20_contenuti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e_20_contenuti_7e_LT_7e_Gliederung_20_6" style:display-name="Due contenuti~LT~Gliederung 6" style:family="paragraph" style:parent-style-name="Due_20_contenuti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e_20_contenuti_7e_LT_7e_Gliederung_20_7" style:display-name="Due contenuti~LT~Gliederung 7" style:family="paragraph" style:parent-style-name="Due_20_contenuti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e_20_contenuti_7e_LT_7e_Gliederung_20_8" style:display-name="Due contenuti~LT~Gliederung 8" style:family="paragraph" style:parent-style-name="Due_20_contenuti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e_20_contenuti_7e_LT_7e_Gliederung_20_9" style:display-name="Due contenuti~LT~Gliederung 9" style:family="paragraph" style:parent-style-name="Due_20_contenuti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e_20_contenuti_7e_LT_7e_Titel" style:display-name="Due contenuti~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Due_20_contenuti_7e_LT_7e_Untertitel" style:display-name="Due contenuti~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Due_20_contenuti_7e_LT_7e_Notizen" style:display-name="Due contenuti~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Due_20_contenuti_7e_LT_7e_Hintergrundobjekte" style:display-name="Due contenuti~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Due_20_contenuti_7e_LT_7e_Hintergrund" style:display-name="Due contenuti~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Confronto_7e_LT_7e_Gliederung_20_1" style:display-name="Confronto~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Confronto_7e_LT_7e_Gliederung_20_2" style:display-name="Confronto~LT~Gliederung 2" style:family="paragraph" style:parent-style-name="Confronto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fronto_7e_LT_7e_Gliederung_20_3" style:display-name="Confronto~LT~Gliederung 3" style:family="paragraph" style:parent-style-name="Confronto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fronto_7e_LT_7e_Gliederung_20_4" style:display-name="Confronto~LT~Gliederung 4" style:family="paragraph" style:parent-style-name="Confronto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fronto_7e_LT_7e_Gliederung_20_5" style:display-name="Confronto~LT~Gliederung 5" style:family="paragraph" style:parent-style-name="Confronto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fronto_7e_LT_7e_Gliederung_20_6" style:display-name="Confronto~LT~Gliederung 6" style:family="paragraph" style:parent-style-name="Confronto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fronto_7e_LT_7e_Gliederung_20_7" style:display-name="Confronto~LT~Gliederung 7" style:family="paragraph" style:parent-style-name="Confronto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fronto_7e_LT_7e_Gliederung_20_8" style:display-name="Confronto~LT~Gliederung 8" style:family="paragraph" style:parent-style-name="Confronto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fronto_7e_LT_7e_Gliederung_20_9" style:display-name="Confronto~LT~Gliederung 9" style:family="paragraph" style:parent-style-name="Confronto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fronto_7e_LT_7e_Titel" style:display-name="Confronto~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Confronto_7e_LT_7e_Untertitel" style:display-name="Confronto~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Confronto_7e_LT_7e_Notizen" style:display-name="Confronto~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Confronto_7e_LT_7e_Hintergrundobjekte" style:display-name="Confront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Confronto_7e_LT_7e_Hintergrund" style:display-name="Confront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Solo_20_titolo_7e_LT_7e_Gliederung_20_1" style:display-name="Solo titolo~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Solo_20_titolo_7e_LT_7e_Gliederung_20_2" style:display-name="Solo titolo~LT~Gliederung 2" style:family="paragraph" style:parent-style-name="Solo_20_titolo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olo_20_titolo_7e_LT_7e_Gliederung_20_3" style:display-name="Solo titolo~LT~Gliederung 3" style:family="paragraph" style:parent-style-name="Solo_20_titolo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olo_20_titolo_7e_LT_7e_Gliederung_20_4" style:display-name="Solo titolo~LT~Gliederung 4" style:family="paragraph" style:parent-style-name="Solo_20_titolo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olo_20_titolo_7e_LT_7e_Gliederung_20_5" style:display-name="Solo titolo~LT~Gliederung 5" style:family="paragraph" style:parent-style-name="Solo_20_titolo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6" style:display-name="Solo titolo~LT~Gliederung 6" style:family="paragraph" style:parent-style-name="Solo_20_titolo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7" style:display-name="Solo titolo~LT~Gliederung 7" style:family="paragraph" style:parent-style-name="Solo_20_titolo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8" style:display-name="Solo titolo~LT~Gliederung 8" style:family="paragraph" style:parent-style-name="Solo_20_titolo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9" style:display-name="Solo titolo~LT~Gliederung 9" style:family="paragraph" style:parent-style-name="Solo_20_titolo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Titel" style:display-name="Solo titolo~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Solo_20_titolo_7e_LT_7e_Untertitel" style:display-name="Solo titolo~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Solo_20_titolo_7e_LT_7e_Notizen" style:display-name="Solo titolo~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Solo_20_titolo_7e_LT_7e_Hintergrundobjekte" style:display-name="Solo titol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Solo_20_titolo_7e_LT_7e_Hintergrund" style:display-name="Solo titol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Vuota_7e_LT_7e_Gliederung_20_1" style:display-name="Vuota~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Vuota_7e_LT_7e_Gliederung_20_2" style:display-name="Vuota~LT~Gliederung 2" style:family="paragraph" style:parent-style-name="Vuota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Vuota_7e_LT_7e_Gliederung_20_3" style:display-name="Vuota~LT~Gliederung 3" style:family="paragraph" style:parent-style-name="Vuota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Vuota_7e_LT_7e_Gliederung_20_4" style:display-name="Vuota~LT~Gliederung 4" style:family="paragraph" style:parent-style-name="Vuota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Vuota_7e_LT_7e_Gliederung_20_5" style:display-name="Vuota~LT~Gliederung 5" style:family="paragraph" style:parent-style-name="Vuota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uota_7e_LT_7e_Gliederung_20_6" style:display-name="Vuota~LT~Gliederung 6" style:family="paragraph" style:parent-style-name="Vuota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uota_7e_LT_7e_Gliederung_20_7" style:display-name="Vuota~LT~Gliederung 7" style:family="paragraph" style:parent-style-name="Vuota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uota_7e_LT_7e_Gliederung_20_8" style:display-name="Vuota~LT~Gliederung 8" style:family="paragraph" style:parent-style-name="Vuota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uota_7e_LT_7e_Gliederung_20_9" style:display-name="Vuota~LT~Gliederung 9" style:family="paragraph" style:parent-style-name="Vuota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uota_7e_LT_7e_Titel" style:display-name="Vuota~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Vuota_7e_LT_7e_Untertitel" style:display-name="Vuota~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Vuota_7e_LT_7e_Notizen" style:display-name="Vuota~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Vuota_7e_LT_7e_Hintergrundobjekte" style:display-name="Vuota~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Vuota_7e_LT_7e_Hintergrund" style:display-name="Vuota~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Contenuto_20_con_20_didascalia_7e_LT_7e_Gliederung_20_1" style:display-name="Contenuto con didascalia~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Contenuto_20_con_20_didascalia_7e_LT_7e_Gliederung_20_2" style:display-name="Contenuto con didascalia~LT~Gliederung 2" style:family="paragraph" style:parent-style-name="Contenuto_20_con_20_didascalia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tenuto_20_con_20_didascalia_7e_LT_7e_Gliederung_20_3" style:display-name="Contenuto con didascalia~LT~Gliederung 3" style:family="paragraph" style:parent-style-name="Contenuto_20_con_20_didascalia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tenuto_20_con_20_didascalia_7e_LT_7e_Gliederung_20_4" style:display-name="Contenuto con didascalia~LT~Gliederung 4" style:family="paragraph" style:parent-style-name="Contenuto_20_con_20_didascalia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tenuto_20_con_20_didascalia_7e_LT_7e_Gliederung_20_5" style:display-name="Contenuto con didascalia~LT~Gliederung 5" style:family="paragraph" style:parent-style-name="Contenuto_20_con_20_didascalia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to_20_con_20_didascalia_7e_LT_7e_Gliederung_20_6" style:display-name="Contenuto con didascalia~LT~Gliederung 6" style:family="paragraph" style:parent-style-name="Contenuto_20_con_20_didascalia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to_20_con_20_didascalia_7e_LT_7e_Gliederung_20_7" style:display-name="Contenuto con didascalia~LT~Gliederung 7" style:family="paragraph" style:parent-style-name="Contenuto_20_con_20_didascalia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to_20_con_20_didascalia_7e_LT_7e_Gliederung_20_8" style:display-name="Contenuto con didascalia~LT~Gliederung 8" style:family="paragraph" style:parent-style-name="Contenuto_20_con_20_didascalia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to_20_con_20_didascalia_7e_LT_7e_Gliederung_20_9" style:display-name="Contenuto con didascalia~LT~Gliederung 9" style:family="paragraph" style:parent-style-name="Contenuto_20_con_20_didascalia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to_20_con_20_didascalia_7e_LT_7e_Titel" style:display-name="Contenuto con didascalia~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Contenuto_20_con_20_didascalia_7e_LT_7e_Untertitel" style:display-name="Contenuto con didascalia~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Contenuto_20_con_20_didascalia_7e_LT_7e_Notizen" style:display-name="Contenuto con didascalia~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Contenuto_20_con_20_didascalia_7e_LT_7e_Hintergrundobjekte" style:display-name="Contenuto con didascalia~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Contenuto_20_con_20_didascalia_7e_LT_7e_Hintergrund" style:display-name="Contenuto con didascalia~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Immagine_20_con_20_didascalia_7e_LT_7e_Gliederung_20_1" style:display-name="Immagine con didascalia~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2pt" fo:letter-spacing="normal"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Immagine_20_con_20_didascalia_7e_LT_7e_Gliederung_20_2" style:display-name="Immagine con didascalia~LT~Gliederung 2" style:family="paragraph" style:parent-style-name="Immagine_20_con_20_didascalia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mmagine_20_con_20_didascalia_7e_LT_7e_Gliederung_20_3" style:display-name="Immagine con didascalia~LT~Gliederung 3" style:family="paragraph" style:parent-style-name="Immagine_20_con_20_didascalia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mmagine_20_con_20_didascalia_7e_LT_7e_Gliederung_20_4" style:display-name="Immagine con didascalia~LT~Gliederung 4" style:family="paragraph" style:parent-style-name="Immagine_20_con_20_didascalia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mmagine_20_con_20_didascalia_7e_LT_7e_Gliederung_20_5" style:display-name="Immagine con didascalia~LT~Gliederung 5" style:family="paragraph" style:parent-style-name="Immagine_20_con_20_didascalia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Gliederung_20_6" style:display-name="Immagine con didascalia~LT~Gliederung 6" style:family="paragraph" style:parent-style-name="Immagine_20_con_20_didascalia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Gliederung_20_7" style:display-name="Immagine con didascalia~LT~Gliederung 7" style:family="paragraph" style:parent-style-name="Immagine_20_con_20_didascalia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Gliederung_20_8" style:display-name="Immagine con didascalia~LT~Gliederung 8" style:family="paragraph" style:parent-style-name="Immagine_20_con_20_didascalia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Gliederung_20_9" style:display-name="Immagine con didascalia~LT~Gliederung 9" style:family="paragraph" style:parent-style-name="Immagine_20_con_20_didascalia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Titel" style:display-name="Immagine con didascalia~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Immagine_20_con_20_didascalia_7e_LT_7e_Untertitel" style:display-name="Immagine con didascalia~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Immagine_20_con_20_didascalia_7e_LT_7e_Notizen" style:display-name="Immagine con didascalia~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OpenSymbol2" style:font-family-complex="OpenSymbol, 'Arial Unicode MS'" style:font-family-generic-complex="system" style:font-pitch-complex="variable" style:font-size-complex="12pt" style:text-emphasize="none"/>
    </style:style>
    <style:style style:name="Immagine_20_con_20_didascalia_7e_LT_7e_Hintergrundobjekte" style:display-name="Immagine con didascalia~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Immagine_20_con_20_didascalia_7e_LT_7e_Hintergrund" style:display-name="Immagine con didascalia~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Testo_20_sorgente" style:display-name="Testo sorgente" style:family="paragraph">
      <style:text-properties style:font-name="Liberation Mono1" fo:font-family="'Liberation Mono', 'Courier New'" style:font-family-generic="roman" style:font-pitch="variable" fo:font-size="12pt"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Internet_20_Link" style:display-name="Internet Link"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Punti" style:family="paragraph">
      <style:text-properties style:font-name="OpenSymbol1" fo:font-family="OpenSymbol, 'Arial Unicode MS'" style:font-family-generic="roman" style:font-pitch="variable" fo:font-size="12pt"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Caratteri_20_di_20_numerazione" style:display-name="Caratteri di numerazione" style:family="paragraph">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OpenSymbol2" style:font-family-complex="OpenSymbol, 'Arial Unicode M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2:01:16.003585241</meta:creation-date>
    <dc:date>2024-10-03T23:42:41.138283435</dc:date>
    <meta:editing-duration>PT13H47M55S</meta:editing-duration>
    <meta:editing-cycles>19</meta:editing-cycles>
    <meta:generator>LibreOffice/24.2.6.2$Linux_X86_64 LibreOffice_project/420$Build-2</meta:generator>
    <meta:document-statistic meta:table-count="0" meta:image-count="0" meta:object-count="0" meta:page-count="15" meta:paragraph-count="275" meta:word-count="3064" meta:character-count="21241" meta:non-whitespace-character-count="18428"/>
  </office:meta>
</office:document-meta>
</file>